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48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9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2" table:number-columns-repeated="8" table:default-cell-style-name="ce1"/>
        <table:table-column table:style-name="co2" table:number-columns-repeated="14" table:default-cell-style-name="Default"/>
        <table:table-row table:style-name="ro1" table:number-rows-repeated="3">
          <table:table-cell table:number-columns-repeated="26"/>
          <table:table-cell table:style-name="Default" table:number-columns-repeated="8"/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oxides PER cation</text:p>
          </table:table-cell>
          <table:table-cell office:value-type="string" calcext:value-type="string">
            <text:p>molar masses</text:p>
          </table:table-cell>
          <table:table-cell office:value-type="float" office:value="60.08" calcext:value-type="float">
            <text:p>60.08</text:p>
          </table:table-cell>
          <table:table-cell office:value-type="float" office:value="79.866" calcext:value-type="float">
            <text:p>79.866</text:p>
          </table:table-cell>
          <table:table-cell table:formula="of:=101.96/2" office:value-type="float" office:value="50.98" calcext:value-type="float">
            <text:p>50.98</text:p>
          </table:table-cell>
          <table:table-cell table:formula="of:=151.99/2" office:value-type="float" office:value="75.995" calcext:value-type="float">
            <text:p>75.995</text:p>
          </table:table-cell>
          <table:table-cell office:value-type="float" office:value="71.844" calcext:value-type="float">
            <text:p>71.844</text:p>
          </table:table-cell>
          <table:table-cell table:formula="of:=159.69/2" office:value-type="float" office:value="79.845" calcext:value-type="float">
            <text:p>79.845</text:p>
          </table:table-cell>
          <table:table-cell office:value-type="float" office:value="40.3044" calcext:value-type="float">
            <text:p>40.3044</text:p>
          </table:table-cell>
          <table:table-cell office:value-type="float" office:value="56.0774" calcext:value-type="float">
            <text:p>56.0774</text:p>
          </table:table-cell>
          <table:table-cell table:formula="of:=61.9789/2" office:value-type="float" office:value="30.98945" calcext:value-type="float">
            <text:p>30.98945</text:p>
          </table:table-cell>
          <table:table-cell table:number-columns-repeated="11"/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.5" calcext:value-type="float">
            <text:p>1.5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0.5" calcext:value-type="float">
            <text:p>0.5</text:p>
          </table:table-cell>
          <table:table-cell table:number-columns-repeated="14"/>
        </table:table-row>
        <table:table-row table:style-name="ro1">
          <table:table-cell table:number-columns-repeated="26"/>
          <table:table-cell table:style-name="Default" table:number-columns-repeated="8"/>
          <table:table-cell table:number-columns-repeated="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run_id</text:p>
          </table:table-cell>
          <table:table-cell office:value-type="string" calcext:value-type="string">
            <text:p>P (GPa)</text:p>
          </table:table-cell>
          <table:table-cell office:value-type="string" calcext:value-type="string">
            <text:p>T ( C)</text:p>
          </table:table-cell>
          <table:table-cell office:value-type="string" calcext:value-type="string">
            <text:p>time (h)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SiO2</text:p>
          </table:table-cell>
          <table:table-cell office:value-type="string" calcext:value-type="string">
            <text:p>TiO2</text:p>
          </table:table-cell>
          <table:table-cell office:value-type="string" calcext:value-type="string">
            <text:p>Al2O3</text:p>
          </table:table-cell>
          <table:table-cell office:value-type="string" calcext:value-type="string">
            <text:p>Cr2O3</text:p>
          </table:table-cell>
          <table:table-cell office:value-type="string" calcext:value-type="string">
            <text:p>FeO</text:p>
          </table:table-cell>
          <table:table-cell office:value-type="string" calcext:value-type="string">
            <text:p>Fe2O3</text:p>
          </table:table-cell>
          <table:table-cell office:value-type="string" calcext:value-type="string">
            <text:p>MgO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Na2O</text:p>
          </table:table-cell>
          <table:table-cell office:value-type="string" calcext:value-type="string">
            <text:p>Fe3+/sum(Fe)</text:p>
          </table:table-cell>
          <table:table-cell office:value-type="string" calcext:value-type="string">
            <text:p>Fe3+/sumFe err </text:p>
          </table:table-cell>
          <table:table-cell office:value-type="string" calcext:value-type="string">
            <text:p>sum cations</text:p>
          </table:table-cell>
          <table:table-cell office:value-type="string" calcext:value-type="string">
            <text:p>n cations</text:p>
          </table:table-cell>
          <table:table-cell/>
          <table:table-cell table:formula="of:=[.A6]" office:value-type="string" office:string-value="#" calcext:value-type="string">
            <text:p>#</text:p>
          </table:table-cell>
          <table:table-cell table:formula="of:=[.B6]" office:value-type="string" office:string-value="run_id" calcext:value-type="string">
            <text:p>run_id</text:p>
          </table:table-cell>
          <table:table-cell table:formula="of:=[.C6]" office:value-type="string" office:string-value="P (GPa)" calcext:value-type="string">
            <text:p>P (GPa)</text:p>
          </table:table-cell>
          <table:table-cell table:formula="of:=[.D6]" office:value-type="string" office:string-value="T ( C)" calcext:value-type="string">
            <text:p>T ( C)</text:p>
          </table:table-cell>
          <table:table-cell table:formula="of:=[.E6]" office:value-type="string" office:string-value="time (h)" calcext:value-type="string">
            <text:p>time (h)</text:p>
          </table:table-cell>
          <table:table-cell table:formula="of:=[.F6]" office:value-type="string" office:string-value="phase" calcext:value-type="string">
            <text:p>phase</text:p>
          </table:table-cell>
          <table:table-cell table:style-name="Default" office:value-type="string" calcext:value-type="string">
            <text:p>Si </text:p>
          </table:table-cell>
          <table:table-cell table:style-name="Default" office:value-type="string" calcext:value-type="string">
            <text:p>Ti</text:p>
          </table:table-cell>
          <table:table-cell table:style-name="Default" office:value-type="string" calcext:value-type="string">
            <text:p>Al</text:p>
          </table:table-cell>
          <table:table-cell table:style-name="Default" office:value-type="string" calcext:value-type="string">
            <text:p>Cr</text:p>
          </table:table-cell>
          <table:table-cell table:style-name="Default" office:value-type="string" calcext:value-type="string">
            <text:p>Fetotal</text:p>
          </table:table-cell>
          <table:table-cell table:style-name="Default" office:value-type="string" calcext:value-type="string">
            <text:p>Mg</text:p>
          </table:table-cell>
          <table:table-cell table:style-name="Default" office:value-type="string" calcext:value-type="string">
            <text:p>Ca</text:p>
          </table:table-cell>
          <table:table-cell table:style-name="Default" office:value-type="string" calcext:value-type="string">
            <text:p>Na</text:p>
          </table:table-cell>
          <table:table-cell table:formula="of:=[.P6]" office:value-type="string" office:string-value="Fe3+/sum(Fe)" calcext:value-type="string">
            <text:p>Fe3+/sum(Fe)</text:p>
          </table:table-cell>
          <table:table-cell table:formula="of:=[.Q6]" office:value-type="string" office:string-value="Fe3+/sumFe err " calcext:value-type="string">
            <text:p>Fe3+/sumFe err </text:p>
          </table:table-cell>
          <table:table-cell/>
          <table:table-cell office:value-type="string" calcext:value-type="string">
            <text:p>sum(cation)</text:p>
          </table:table-cell>
          <table:table-cell office:value-type="string" calcext:value-type="string">
            <text:p>Mg/(Mg+Fe)</text:p>
          </table:table-cell>
          <table:table-cell/>
          <table:table-cell office:value-type="string" calcext:value-type="string">
            <text:p>sum(O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ing compositi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.5" calcext:value-type="float">
            <text:p>47.5</text:p>
          </table:table-cell>
          <table:table-cell office:value-type="float" office:value="0.29" calcext:value-type="float">
            <text:p>0.29</text:p>
          </table:table-cell>
          <table:table-cell office:value-type="float" office:value="6.45" calcext:value-type="float">
            <text:p>6.45</text:p>
          </table:table-cell>
          <table:table-cell office:value-type="float" office:value="0.56" calcext:value-type="float">
            <text:p>0.56</text:p>
          </table:table-cell>
          <table:table-cell office:value-type="float" office:value="26.2" calcext:value-type="float">
            <text:p>26.2</text:p>
          </table:table-cell>
          <table:table-cell office:value-type="float" office:value="0" calcext:value-type="float">
            <text:p>0</text:p>
          </table:table-cell>
          <table:table-cell office:value-type="float" office:value="14.7" calcext:value-type="float">
            <text:p>14.7</text:p>
          </table:table-cell>
          <table:table-cell office:value-type="float" office:value="3.8" calcext:value-type="float">
            <text:p>3.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7]/[.G$4] + [.H7]/[.H$4] + [.I7]/[.I$4] + [.J7]/[.J$4] + [.K7]/[.K$4] +[.L7]/[.L$4] + [.M7]/[.M$4] +[.N7]/[.N$4] + [.O7]/[.O$4]" office:value-type="float" office:value="1.74143418953879" calcext:value-type="float">
            <text:p>1.7414341895387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7]" office:value-type="string" office:string-value="#" calcext:value-type="string">
            <text:p>#</text:p>
          </table:table-cell>
          <table:table-cell table:formula="of:=[.B7]" office:value-type="string" office:string-value="starting composition" calcext:value-type="string">
            <text:p>starting composition</text:p>
          </table:table-cell>
          <table:table-cell table:formula="of:=[.C7]" office:value-type="float" office:value="0" calcext:value-type="float">
            <text:p>0</text:p>
          </table:table-cell>
          <table:table-cell table:formula="of:=[.D7]" office:value-type="float" office:value="0" calcext:value-type="float">
            <text:p>0</text:p>
          </table:table-cell>
          <table:table-cell table:formula="of:=[.E7]" office:value-type="float" office:value="0" calcext:value-type="float">
            <text:p>0</text:p>
          </table:table-cell>
          <table:table-cell table:formula="of:=[.F7]" office:value-type="float" office:value="0" calcext:value-type="float">
            <text:p>0</text:p>
          </table:table-cell>
          <table:table-cell table:formula="of:=[.G7]/[.G$4]/[.$R7]*[.$S7]" office:value-type="float" office:value="3.63200640664514" calcext:value-type="float">
            <text:p>3.632</text:p>
          </table:table-cell>
          <table:table-cell table:formula="of:=[.H7]/[.H$4]/[.$R7]*8" office:value-type="float" office:value="0.016680881008389" calcext:value-type="float">
            <text:p>0.017</text:p>
          </table:table-cell>
          <table:table-cell table:formula="of:=[.I7]/[.I$4]/[.$R7]*8" office:value-type="float" office:value="0.581223016116743" calcext:value-type="float">
            <text:p>0.581</text:p>
          </table:table-cell>
          <table:table-cell table:formula="of:=[.J7]/[.J$4]/[.$R7]*8" office:value-type="float" office:value="0.0338521243849961" calcext:value-type="float">
            <text:p>0.034</text:p>
          </table:table-cell>
          <table:table-cell table:formula="of:=[.K7]/[.K$4]/[.$R7]*8" office:value-type="float" office:value="1.67530431627429" calcext:value-type="float">
            <text:p>1.675</text:p>
          </table:table-cell>
          <table:table-cell table:formula="of:=[.M7]/[.M$4]/[.$R7]*8" office:value-type="float" office:value="1.67551297269632" calcext:value-type="float">
            <text:p>1.676</text:p>
          </table:table-cell>
          <table:table-cell table:formula="of:=[.N7]/[.N$4]/[.$R7]*8" office:value-type="float" office:value="0.311299660699305" calcext:value-type="float">
            <text:p>0.311</text:p>
          </table:table-cell>
          <table:table-cell table:formula="of:=[.O7]/[.O$4]/[.$R7]*8" office:value-type="float" office:value="0.0741206221748098" calcext:value-type="float">
            <text:p>0.07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AA7:.AH7])" office:value-type="float" office:value="7.99999999999999" calcext:value-type="float">
            <text:p>7.99999999999999</text:p>
          </table:table-cell>
          <table:table-cell table:formula="of:=[.AF7]/([.AF7]  + [.AE7]*(1-[.AI7]))" office:value-type="float" office:value="0.500031135153611" calcext:value-type="float">
            <text:p>0.500031135153611</text:p>
          </table:table-cell>
          <table:table-cell/>
          <table:table-cell table:formula="of:=2*([.AA7]+[.AB7]) + 1.5*([.AC7]+[.AD7]+[.AE7]*[.AI7]) + 1*([.AE7]*(1-[.AI7]) + [.AF7] + [.AG7]) + 0.5*[.AH7]" office:value-type="float" office:value="11.919164546817" calcext:value-type="float">
            <text:p>11.919164546817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sig</text:p>
          </table:table-cell>
          <table:table-cell office:value-type="string" calcext:value-type="string">
            <text:p>w (1/sig)</text:p>
          </table:table-cell>
          <table:table-cell office:value-type="string" calcext:value-type="string">
            <text:p>wx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/>
          <table:table-cell office:value-type="string" calcext:value-type="string">
            <text:p>exp_15</text:p>
          </table:table-cell>
          <table:table-cell office:value-type="float" office:value="3" calcext:value-type="float">
            <text:p>3</text:p>
          </table:table-cell>
          <table:table-cell office:value-type="float" office:value="1400" calcext:value-type="float">
            <text:p>14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t</text:p>
          </table:table-cell>
          <table:table-cell office:value-type="float" office:value="39.4" calcext:value-type="float">
            <text:p>39.4</text:p>
          </table:table-cell>
          <table:table-cell office:value-type="float" office:value="0.56" calcext:value-type="float">
            <text:p>0.56</text:p>
          </table:table-cell>
          <table:table-cell office:value-type="float" office:value="21.2" calcext:value-type="float">
            <text:p>21.2</text:p>
          </table:table-cell>
          <table:table-cell office:value-type="float" office:value="1.3" calcext:value-type="float">
            <text:p>1.3</text:p>
          </table:table-cell>
          <table:table-cell office:value-type="float" office:value="23.6" calcext:value-type="float">
            <text:p>23.6</text:p>
          </table:table-cell>
          <table:table-cell office:value-type="float" office:value="1.38" calcext:value-type="float">
            <text:p>1.38</text:p>
          </table:table-cell>
          <table:table-cell office:value-type="float" office:value="9.21" calcext:value-type="float">
            <text:p>9.21</text:p>
          </table:table-cell>
          <table:table-cell office:value-type="float" office:value="4.01" calcext:value-type="float">
            <text:p>4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table:formula="of:=[.G9]/[.G$4] + [.H9]/[.H$4] + [.I9]/[.I$4] + [.J9]/[.J$4] + [.K9]/[.K$4] +[.L9]/[.L$4] + [.M9]/[.M$4] +[.N9]/[.N$4] + [.O9]/[.O$4]" office:value-type="float" office:value="1.7425201653017" calcext:value-type="float">
            <text:p>1.742520165301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B9]" office:value-type="string" office:string-value="exp_15" calcext:value-type="string">
            <text:p>exp_15</text:p>
          </table:table-cell>
          <table:table-cell table:formula="of:=[.C9]" office:value-type="float" office:value="3" calcext:value-type="float">
            <text:p>3</text:p>
          </table:table-cell>
          <table:table-cell table:formula="of:=[.D9]" office:value-type="float" office:value="1400" calcext:value-type="float">
            <text:p>1400</text:p>
          </table:table-cell>
          <table:table-cell table:formula="of:=[.E9]" office:value-type="float" office:value="24" calcext:value-type="float">
            <text:p>24</text:p>
          </table:table-cell>
          <table:table-cell table:formula="of:=[.F9]" office:value-type="string" office:string-value="gt" calcext:value-type="string">
            <text:p>gt</text:p>
          </table:table-cell>
          <table:table-cell table:formula="of:=[.G9]/[.G$4]/[.$R9]*[.$S9]" office:value-type="float" office:value="3.01077618508021" calcext:value-type="float">
            <text:p>3.011</text:p>
          </table:table-cell>
          <table:table-cell table:formula="of:=[.H9]/[.H$4]/[.$R9]*[.$S9]" office:value-type="float" office:value="0.0321912816250808" calcext:value-type="float">
            <text:p>0.032</text:p>
          </table:table-cell>
          <table:table-cell table:formula="of:=[.I9]/[.I$4]/[.$R9]*[.$S9]" office:value-type="float" office:value="1.90918583769883" calcext:value-type="float">
            <text:p>1.909</text:p>
          </table:table-cell>
          <table:table-cell table:formula="of:=[.J9]/[.J$4]/[.$R9]*[.$S9]" office:value-type="float" office:value="0.0785363127214504" calcext:value-type="float">
            <text:p>0.079</text:p>
          </table:table-cell>
          <table:table-cell table:formula="of:=[.K9]/[.K$4]/[.$R9]*[.$S9] + [.L9]/[.L$4]/[.$R9]*[.$S9]" office:value-type="float" office:value="1.58746164861475" calcext:value-type="float">
            <text:p>1.587</text:p>
          </table:table-cell>
          <table:table-cell table:formula="of:=[.M9]/[.M$4]/[.$R9]*[.$S9]" office:value-type="float" office:value="1.04910593566241" calcext:value-type="float">
            <text:p>1.049</text:p>
          </table:table-cell>
          <table:table-cell table:formula="of:=[.N9]/[.N$4]/[.$R9]*[.$S9]" office:value-type="float" office:value="0.328298332880011" calcext:value-type="float">
            <text:p>0.328</text:p>
          </table:table-cell>
          <table:table-cell table:formula="of:=[.O9]/[.O$4]/[.$R9]*[.$S9]" office:value-type="float" office:value="0.00444446571725337" calcext:value-type="float">
            <text:p>0.004</text:p>
          </table:table-cell>
          <table:table-cell table:formula="of:=[.P9]" office:value-type="float" office:value="0.05" calcext:value-type="float">
            <text:p>0.05</text:p>
          </table:table-cell>
          <table:table-cell table:formula="of:=[.Q9]" office:value-type="float" office:value="0.03" calcext:value-type="float">
            <text:p>0.03</text:p>
          </table:table-cell>
          <table:table-cell/>
          <table:table-cell table:formula="of:=SUM([.AA9:.AH9])" office:value-type="float" office:value="8" calcext:value-type="float">
            <text:p>8</text:p>
          </table:table-cell>
          <table:table-cell table:formula="of:=[.AF9]/([.AF9]  + [.AE9]*(1-[.AI9]))" office:value-type="float" office:value="0.410256605395054" calcext:value-type="float">
            <text:p>0.410256605395054</text:p>
          </table:table-cell>
          <table:table-cell/>
          <table:table-cell table:formula="of:=2*([.AA9]+[.AB9]) + 1.5*([.AC9]+[.AD9]+[.AE9]*[.AI9]) + 1*([.AE9]*(1-[.AI9]) + [.AF9] + [.AG9]) + 0.5*[.AH9]" office:value-type="float" office:value="12.0742928502722" calcext:value-type="float">
            <text:p>12.0742928502722</text:p>
          </table:table-cell>
          <table:table-cell/>
          <table:table-cell table:formula="of:=[.AL9]/[.AO9]*12" office:value-type="float" office:value="7.95077618130125" calcext:value-type="float">
            <text:p>7.95077618130125</text:p>
          </table:table-cell>
          <table:table-cell/>
          <table:table-cell table:formula="of:=[.AI10]/[.AI9]" office:value-type="float" office:value="0.6" calcext:value-type="float">
            <text:p>0.6</text:p>
          </table:table-cell>
          <table:table-cell table:formula="of:=SQRT(([.AJ9]/[.AI9])^2 + ([.AJ10]/[.AI10])^2)*[.AS9]" office:value-type="float" office:value="0.699714227381436" calcext:value-type="float">
            <text:p>0.699714227381436</text:p>
          </table:table-cell>
          <table:table-cell table:formula="of:=1/[.AT9]" office:value-type="float" office:value="1.42915487618757" calcext:value-type="float">
            <text:p>1.42915487618757</text:p>
          </table:table-cell>
          <table:table-cell table:formula="of:=[.AS9]*[.AU9]" office:value-type="float" office:value="0.857492925712544" calcext:value-type="float">
            <text:p>0.857492925712544</text:p>
          </table:table-cell>
        </table:table-row>
        <table:table-row table:style-name="ro1">
          <table:table-cell/>
          <table:table-cell office:value-type="string" calcext:value-type="string">
            <text:p>exp_15</text:p>
          </table:table-cell>
          <table:table-cell office:value-type="float" office:value="3" calcext:value-type="float">
            <text:p>3</text:p>
          </table:table-cell>
          <table:table-cell office:value-type="float" office:value="1400" calcext:value-type="float">
            <text:p>14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px</text:p>
          </table:table-cell>
          <table:table-cell office:value-type="float" office:value="50.6" calcext:value-type="float">
            <text:p>50.6</text:p>
          </table:table-cell>
          <table:table-cell office:value-type="float" office:value="0.28" calcext:value-type="float">
            <text:p>0.28</text:p>
          </table:table-cell>
          <table:table-cell office:value-type="float" office:value="4.38" calcext:value-type="float">
            <text:p>4.38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0.82" calcext:value-type="float">
            <text:p>0.82</text:p>
          </table:table-cell>
          <table:table-cell office:value-type="float" office:value="14.2" calcext:value-type="float">
            <text:p>14.2</text:p>
          </table:table-cell>
          <table:table-cell office:value-type="float" office:value="4.1" calcext:value-type="float">
            <text:p>4.1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0.03" calcext:value-type="float">
            <text:p>0.03</text:p>
          </table:table-cell>
          <table:table-cell table:formula="of:=[.G10]/[.G$4] + [.H10]/[.H$4] + [.I10]/[.I$4] + [.J10]/[.J$4] + [.K10]/[.K$4] +[.L10]/[.L$4] + [.M10]/[.M$4] +[.N10]/[.N$4] + [.O10]/[.O$4]" office:value-type="float" office:value="1.73539948166138" calcext:value-type="float">
            <text:p>1.7353994816613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B10]" office:value-type="string" office:string-value="exp_15" calcext:value-type="string">
            <text:p>exp_15</text:p>
          </table:table-cell>
          <table:table-cell table:formula="of:=[.C10]" office:value-type="float" office:value="3" calcext:value-type="float">
            <text:p>3</text:p>
          </table:table-cell>
          <table:table-cell table:formula="of:=[.D10]" office:value-type="float" office:value="1400" calcext:value-type="float">
            <text:p>1400</text:p>
          </table:table-cell>
          <table:table-cell table:formula="of:=[.E10]" office:value-type="float" office:value="24" calcext:value-type="float">
            <text:p>24</text:p>
          </table:table-cell>
          <table:table-cell table:formula="of:=[.F10]" office:value-type="string" office:string-value="cpx" calcext:value-type="string">
            <text:p>cpx</text:p>
          </table:table-cell>
          <table:table-cell table:formula="of:=[.G10]/[.G$4]/[.$R10]*[.$S10]" office:value-type="float" office:value="1.94124844464172" calcext:value-type="float">
            <text:p>1.941</text:p>
          </table:table-cell>
          <table:table-cell table:formula="of:=[.H10]/[.H$4]/[.$R10]*[.$S10]" office:value-type="float" office:value="0.00808084218812083" calcext:value-type="float">
            <text:p>0.008</text:p>
          </table:table-cell>
          <table:table-cell table:formula="of:=[.I10]/[.I$4]/[.$R10]*[.$S10]" office:value-type="float" office:value="0.198031741776921" calcext:value-type="float">
            <text:p>0.198</text:p>
          </table:table-cell>
          <table:table-cell table:formula="of:=[.J10]/[.J$4]/[.$R10]*[.$S10]" office:value-type="float" office:value="0.0151651081884254" calcext:value-type="float">
            <text:p>0.015</text:p>
          </table:table-cell>
          <table:table-cell table:formula="of:=[.K10]/[.K$4]/[.$R10]*[.$S10] + [.L10]/[.L$4]/[.$R10]*[.$S10]" office:value-type="float" office:value="0.793654775938409" calcext:value-type="float">
            <text:p>0.794</text:p>
          </table:table-cell>
          <table:table-cell table:formula="of:=[.M10]/[.M$4]/[.$R10]*[.$S10]" office:value-type="float" office:value="0.812075507104303" calcext:value-type="float">
            <text:p>0.812</text:p>
          </table:table-cell>
          <table:table-cell table:formula="of:=[.N10]/[.N$4]/[.$R10]*[.$S10]" office:value-type="float" office:value="0.168521965240739" calcext:value-type="float">
            <text:p>0.169</text:p>
          </table:table-cell>
          <table:table-cell table:formula="of:=[.O10]/[.O$4]/[.$R10]*[.$S10]" office:value-type="float" office:value="0.0632216149213672" calcext:value-type="float">
            <text:p>0.063</text:p>
          </table:table-cell>
          <table:table-cell table:formula="of:=[.P10]" office:value-type="float" office:value="0.03" calcext:value-type="float">
            <text:p>0.03</text:p>
          </table:table-cell>
          <table:table-cell table:formula="of:=[.Q10]" office:value-type="float" office:value="0.03" calcext:value-type="float">
            <text:p>0.03</text:p>
          </table:table-cell>
          <table:table-cell/>
          <table:table-cell table:formula="of:=SUM([.AA10:.AH10])" office:value-type="float" office:value="4.00000000000001" calcext:value-type="float">
            <text:p>4.00000000000001</text:p>
          </table:table-cell>
          <table:table-cell table:formula="of:=[.AF10]/([.AF10]  + [.AE10]*(1-[.AI10]))" office:value-type="float" office:value="0.513347817008801" calcext:value-type="float">
            <text:p>0.513347817008801</text:p>
          </table:table-cell>
          <table:table-cell/>
          <table:table-cell table:formula="of:=2*([.AA10]+[.AB10]) + 1.5*([.AC10]+[.AD10]+[.AE10]*[.AI10]) + 1*([.AE10]*(1-[.AI10]) + [.AF10] + [.AG10]) + 0.5*[.AH10]" office:value-type="float" office:value="6.03622172599091" calcext:value-type="float">
            <text:p>6.03622172599091</text:p>
          </table:table-cell>
          <table:table-cell table:number-columns-repeated="7"/>
        </table:table-row>
        <table:table-row table:style-name="ro1">
          <table:table-cell table:number-columns-repeated="48"/>
        </table:table-row>
        <table:table-row table:style-name="ro1">
          <table:table-cell/>
          <table:table-cell office:value-type="string" calcext:value-type="string">
            <text:p>zuII_4</text:p>
          </table:table-cell>
          <table:table-cell office:value-type="float" office:value="6" calcext:value-type="float">
            <text:p>6</text:p>
          </table:table-cell>
          <table:table-cell office:value-type="float" office:value="1400" calcext:value-type="float">
            <text:p>140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gt</text:p>
          </table:table-cell>
          <table:table-cell office:value-type="float" office:value="40.4" calcext:value-type="float">
            <text:p>40.4</text:p>
          </table:table-cell>
          <table:table-cell office:value-type="float" office:value="0.81" calcext:value-type="float">
            <text:p>0.81</text:p>
          </table:table-cell>
          <table:table-cell office:value-type="float" office:value="20.7" calcext:value-type="float">
            <text:p>20.7</text:p>
          </table:table-cell>
          <table:table-cell office:value-type="float" office:value="1.26" calcext:value-type="float">
            <text:p>1.26</text:p>
          </table:table-cell>
          <table:table-cell office:value-type="float" office:value="25" calcext:value-type="float">
            <text:p>25</text:p>
          </table:table-cell>
          <table:table-cell office:value-type="float" office:value="1.16" calcext:value-type="float">
            <text:p>1.16</text:p>
          </table:table-cell>
          <table:table-cell office:value-type="float" office:value="9.93" calcext:value-type="float">
            <text:p>9.93</text:p>
          </table:table-cell>
          <table:table-cell office:value-type="float" office:value="3.82" calcext:value-type="float">
            <text:p>3.82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table:formula="of:=[.G12]/[.G$4] + [.H12]/[.H$4] + [.I12]/[.I$4] + [.J12]/[.J$4] + [.K12]/[.K$4] +[.L12]/[.L$4] + [.M12]/[.M$4] +[.N12]/[.N$4] + [.O12]/[.O$4]" office:value-type="float" office:value="1.78349066221546" calcext:value-type="float">
            <text:p>1.7834906622154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B12]" office:value-type="string" office:string-value="zuII_4" calcext:value-type="string">
            <text:p>zuII_4</text:p>
          </table:table-cell>
          <table:table-cell table:formula="of:=[.C12]" office:value-type="float" office:value="6" calcext:value-type="float">
            <text:p>6</text:p>
          </table:table-cell>
          <table:table-cell table:formula="of:=[.D12]" office:value-type="float" office:value="1400" calcext:value-type="float">
            <text:p>1400</text:p>
          </table:table-cell>
          <table:table-cell table:formula="of:=[.E12]" office:value-type="float" office:value="4.5" calcext:value-type="float">
            <text:p>4.5</text:p>
          </table:table-cell>
          <table:table-cell table:formula="of:=[.F12]" office:value-type="string" office:string-value="gt" calcext:value-type="string">
            <text:p>gt</text:p>
          </table:table-cell>
          <table:table-cell table:formula="of:=[.G12]/[.G$4]/[.$R12]*[.$S12]" office:value-type="float" office:value="3.01627259506194" calcext:value-type="float">
            <text:p>3.016</text:p>
          </table:table-cell>
          <table:table-cell table:formula="of:=[.H12]/[.H$4]/[.$R12]*[.$S12]" office:value-type="float" office:value="0.0454927543809675" calcext:value-type="float">
            <text:p>0.045</text:p>
          </table:table-cell>
          <table:table-cell table:formula="of:=[.I12]/[.I$4]/[.$R12]*[.$S12]" office:value-type="float" office:value="1.82133427906321" calcext:value-type="float">
            <text:p>1.821</text:p>
          </table:table-cell>
          <table:table-cell table:formula="of:=[.J12]/[.J$4]/[.$R12]*[.$S12]" office:value-type="float" office:value="0.0743711801207169" calcext:value-type="float">
            <text:p>0.074</text:p>
          </table:table-cell>
          <table:table-cell table:formula="of:=[.K12]/[.K$4]/[.$R12]*[.$S12] + [.L12]/[.L$4]/[.$R12]*[.$S12]" office:value-type="float" office:value="1.62604414616375" calcext:value-type="float">
            <text:p>1.626</text:p>
          </table:table-cell>
          <table:table-cell table:formula="of:=[.M12]/[.M$4]/[.$R12]*[.$S12]" office:value-type="float" office:value="1.10513653171605" calcext:value-type="float">
            <text:p>1.105</text:p>
          </table:table-cell>
          <table:table-cell table:formula="of:=[.N12]/[.N$4]/[.$R12]*[.$S12]" office:value-type="float" office:value="0.305558690722112" calcext:value-type="float">
            <text:p>0.306</text:p>
          </table:table-cell>
          <table:table-cell table:formula="of:=[.O12]/[.O$4]/[.$R12]*[.$S12]" office:value-type="float" office:value="0.00578982277125073" calcext:value-type="float">
            <text:p>0.006</text:p>
          </table:table-cell>
          <table:table-cell table:formula="of:=[.P12]" office:value-type="float" office:value="0.04" calcext:value-type="float">
            <text:p>0.04</text:p>
          </table:table-cell>
          <table:table-cell table:formula="of:=[.Q12]" office:value-type="float" office:value="0.02" calcext:value-type="float">
            <text:p>0.02</text:p>
          </table:table-cell>
          <table:table-cell/>
          <table:table-cell table:formula="of:=SUM([.AA12:.AH12])" office:value-type="float" office:value="8" calcext:value-type="float">
            <text:p>8</text:p>
          </table:table-cell>
          <table:table-cell table:formula="of:=[.AF12]/([.AF12]  + [.AE12]*(1-[.AI12]))" office:value-type="float" office:value="0.414508233883902" calcext:value-type="float">
            <text:p>0.414508233883902</text:p>
          </table:table-cell>
          <table:table-cell/>
          <table:table-cell table:formula="of:=2*([.AA12]+[.AB12]) + 1.5*([.AC12]+[.AD12]+[.AE12]*[.AI12]) + 1*([.AE12]*(1-[.AI12]) + [.AF12] + [.AG12]) + 0.5*[.AH12]" office:value-type="float" office:value="12.0392440505725" calcext:value-type="float">
            <text:p>12.0392440505725</text:p>
          </table:table-cell>
          <table:table-cell/>
          <table:table-cell table:formula="of:=[.AL12]/[.AO12]*12" office:value-type="float" office:value="7.97392258157893" calcext:value-type="float">
            <text:p>7.97392258157893</text:p>
          </table:table-cell>
          <table:table-cell/>
          <table:table-cell table:formula="of:=[.AI13]/[.AI12]" office:value-type="float" office:value="0.025" calcext:value-type="float">
            <text:p>0.025</text:p>
          </table:table-cell>
          <table:table-cell table:formula="of:=SQRT(([.AJ12]/[.AI12])^2 + ([.AJ13]/[.AI13])^2)*[.AS12]" office:value-type="float" office:value="0.750104159433875" calcext:value-type="float">
            <text:p>0.750104159433875</text:p>
          </table:table-cell>
          <table:table-cell table:formula="of:=1/[.AT12]" office:value-type="float" office:value="1.33314818671947" calcext:value-type="float">
            <text:p>1.33314818671947</text:p>
          </table:table-cell>
          <table:table-cell table:formula="of:=[.AS12]*[.AU12]" office:value-type="float" office:value="0.0333287046679867" calcext:value-type="float">
            <text:p>0.033328704667987</text:p>
          </table:table-cell>
        </table:table-row>
        <table:table-row table:style-name="ro1">
          <table:table-cell/>
          <table:table-cell office:value-type="string" calcext:value-type="string">
            <text:p>zuII_4</text:p>
          </table:table-cell>
          <table:table-cell office:value-type="float" office:value="6" calcext:value-type="float">
            <text:p>6</text:p>
          </table:table-cell>
          <table:table-cell office:value-type="float" office:value="1400" calcext:value-type="float">
            <text:p>140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cpx</text:p>
          </table:table-cell>
          <table:table-cell office:value-type="float" office:value="52.3" calcext:value-type="float">
            <text:p>52.3</text:p>
          </table:table-cell>
          <table:table-cell office:value-type="float" office:value="0.2" calcext:value-type="float">
            <text:p>0.2</text:p>
          </table:table-cell>
          <table:table-cell office:value-type="float" office:value="2.45" calcext:value-type="float">
            <text:p>2.45</text:p>
          </table:table-cell>
          <table:table-cell office:value-type="float" office:value="0.36" calcext:value-type="float">
            <text:p>0.36</text:p>
          </table:table-cell>
          <table:table-cell office:value-type="float" office:value="26.5" calcext:value-type="float">
            <text:p>26.5</text:p>
          </table:table-cell>
          <table:table-cell office:value-type="float" office:value="0.09" calcext:value-type="float">
            <text:p>0.09</text:p>
          </table:table-cell>
          <table:table-cell office:value-type="float" office:value="14.9" calcext:value-type="float">
            <text:p>14.9</text:p>
          </table:table-cell>
          <table:table-cell office:value-type="float" office:value="4.34" calcext:value-type="float">
            <text:p>4.34</text:p>
          </table:table-cell>
          <table:table-cell office:value-type="float" office:value="0.67" calcext:value-type="float">
            <text:p>0.6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formula="of:=[.G13]/[.G$4] + [.H13]/[.H$4] + [.I13]/[.I$4] + [.J13]/[.J$4] + [.K13]/[.K$4] +[.L13]/[.L$4] + [.M13]/[.M$4] +[.N13]/[.N$4] + [.O13]/[.O$4]" office:value-type="float" office:value="1.76448730422291" calcext:value-type="float">
            <text:p>1.7644873042229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B13]" office:value-type="string" office:string-value="zuII_4" calcext:value-type="string">
            <text:p>zuII_4</text:p>
          </table:table-cell>
          <table:table-cell table:formula="of:=[.C13]" office:value-type="float" office:value="6" calcext:value-type="float">
            <text:p>6</text:p>
          </table:table-cell>
          <table:table-cell table:formula="of:=[.D13]" office:value-type="float" office:value="1400" calcext:value-type="float">
            <text:p>1400</text:p>
          </table:table-cell>
          <table:table-cell table:formula="of:=[.E13]" office:value-type="float" office:value="4.5" calcext:value-type="float">
            <text:p>4.5</text:p>
          </table:table-cell>
          <table:table-cell table:formula="of:=[.F13]" office:value-type="string" office:string-value="cpx" calcext:value-type="string">
            <text:p>cpx</text:p>
          </table:table-cell>
          <table:table-cell table:formula="of:=[.G13]/[.G$4]/[.$R13]*[.$S13]" office:value-type="float" office:value="1.97339134133136" calcext:value-type="float">
            <text:p>1.973</text:p>
          </table:table-cell>
          <table:table-cell table:formula="of:=[.H13]/[.H$4]/[.$R13]*[.$S13]" office:value-type="float" office:value="0.005676877401923" calcext:value-type="float">
            <text:p>0.006</text:p>
          </table:table-cell>
          <table:table-cell table:formula="of:=[.I13]/[.I$4]/[.$R13]*[.$S13]" office:value-type="float" office:value="0.108945101208891" calcext:value-type="float">
            <text:p>0.109</text:p>
          </table:table-cell>
          <table:table-cell table:formula="of:=[.J13]/[.J$4]/[.$R13]*[.$S13]" office:value-type="float" office:value="0.0107388786505371" calcext:value-type="float">
            <text:p>0.011</text:p>
          </table:table-cell>
          <table:table-cell table:formula="of:=[.K13]/[.K$4]/[.$R13]*[.$S13] + [.L13]/[.L$4]/[.$R13]*[.$S13]" office:value-type="float" office:value="0.838729581926084" calcext:value-type="float">
            <text:p>0.839</text:p>
          </table:table-cell>
          <table:table-cell table:formula="of:=[.M13]/[.M$4]/[.$R13]*[.$S13]" office:value-type="float" office:value="0.838060287421663" calcext:value-type="float">
            <text:p>0.838</text:p>
          </table:table-cell>
          <table:table-cell table:formula="of:=[.N13]/[.N$4]/[.$R13]*[.$S13]" office:value-type="float" office:value="0.175445936252911" calcext:value-type="float">
            <text:p>0.175</text:p>
          </table:table-cell>
          <table:table-cell table:formula="of:=[.O13]/[.O$4]/[.$R13]*[.$S13]" office:value-type="float" office:value="0.0490119958066258" calcext:value-type="float">
            <text:p>0.049</text:p>
          </table:table-cell>
          <table:table-cell office:value-type="float" office:value="0.001" calcext:value-type="float">
            <text:p>0.001</text:p>
          </table:table-cell>
          <table:table-cell table:formula="of:=[.Q13]" office:value-type="float" office:value="0.03" calcext:value-type="float">
            <text:p>0.03</text:p>
          </table:table-cell>
          <table:table-cell/>
          <table:table-cell table:formula="of:=SUM([.AA13:.AH13])" office:value-type="float" office:value="4" calcext:value-type="float">
            <text:p>4</text:p>
          </table:table-cell>
          <table:table-cell table:formula="of:=[.AF13]/([.AF13]  + [.AE13]*(1-[.AI13]))" office:value-type="float" office:value="0.500050548931137" calcext:value-type="float">
            <text:p>0.500050548931137</text:p>
          </table:table-cell>
          <table:table-cell/>
          <table:table-cell table:formula="of:=2*([.AA13]+[.AB13]) + 1.5*([.AC13]+[.AD13]+[.AE13]*[.AI13]) + 1*([.AE13]*(1-[.AI13]) + [.AF13] + [.AG13]) + 0.5*[.AH13]" office:value-type="float" office:value="6.01482357555064" calcext:value-type="float">
            <text:p>6.01482357555064</text:p>
          </table:table-cell>
          <table:table-cell table:number-columns-repeated="7"/>
        </table:table-row>
        <table:table-row table:style-name="ro1">
          <table:table-cell table:number-columns-repeated="48"/>
        </table:table-row>
        <table:table-row table:style-name="ro1">
          <table:table-cell/>
          <table:table-cell office:value-type="string" calcext:value-type="string">
            <text:p>zuIII_1</text:p>
          </table:table-cell>
          <table:table-cell office:value-type="float" office:value="7" calcext:value-type="float">
            <text:p>7</text:p>
          </table:table-cell>
          <table:table-cell office:value-type="float" office:value="1450" calcext:value-type="float">
            <text:p>14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t</text:p>
          </table:table-cell>
          <table:table-cell office:value-type="float" office:value="40.6" calcext:value-type="float">
            <text:p>40.6</text:p>
          </table:table-cell>
          <table:table-cell office:value-type="float" office:value="0.7" calcext:value-type="float">
            <text:p>0.7</text:p>
          </table:table-cell>
          <table:table-cell office:value-type="float" office:value="18.3" calcext:value-type="float">
            <text:p>18.3</text:p>
          </table:table-cell>
          <table:table-cell office:value-type="float" office:value="1.02" calcext:value-type="float">
            <text:p>1.02</text:p>
          </table:table-cell>
          <table:table-cell office:value-type="float" office:value="23.4" calcext:value-type="float">
            <text:p>23.4</text:p>
          </table:table-cell>
          <table:table-cell office:value-type="float" office:value="2.26" calcext:value-type="float">
            <text:p>2.26</text:p>
          </table:table-cell>
          <table:table-cell office:value-type="float" office:value="11.4" calcext:value-type="float">
            <text:p>11.4</text:p>
          </table:table-cell>
          <table:table-cell office:value-type="float" office:value="3.1" calcext:value-type="float">
            <text:p>3.1</text:p>
          </table:table-cell>
          <table:table-cell office:value-type="float" office:value="0.16" calcext:value-type="float">
            <text:p>0.16</text:p>
          </table:table-cell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table:formula="of:=[.G15]/[.G$4] + [.H15]/[.H$4] + [.I15]/[.I$4] + [.J15]/[.J$4] + [.K15]/[.K$4] +[.L15]/[.L$4] + [.M15]/[.M$4] +[.N15]/[.N$4] + [.O15]/[.O$4]" office:value-type="float" office:value="1.75421841302777" calcext:value-type="float">
            <text:p>1.7542184130277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B15]" office:value-type="string" office:string-value="zuIII_1" calcext:value-type="string">
            <text:p>zuIII_1</text:p>
          </table:table-cell>
          <table:table-cell table:formula="of:=[.C15]" office:value-type="float" office:value="7" calcext:value-type="float">
            <text:p>7</text:p>
          </table:table-cell>
          <table:table-cell table:formula="of:=[.D15]" office:value-type="float" office:value="1450" calcext:value-type="float">
            <text:p>1450</text:p>
          </table:table-cell>
          <table:table-cell table:formula="of:=[.E15]" office:value-type="float" office:value="6" calcext:value-type="float">
            <text:p>6</text:p>
          </table:table-cell>
          <table:table-cell table:formula="of:=[.F15]" office:value-type="string" office:string-value="gt" calcext:value-type="string">
            <text:p>gt</text:p>
          </table:table-cell>
          <table:table-cell table:formula="of:=[.G15]/[.G$4]/[.$R15]*[.$S15]" office:value-type="float" office:value="3.08178566950155" calcext:value-type="float">
            <text:p>3.082</text:p>
          </table:table-cell>
          <table:table-cell table:formula="of:=[.H15]/[.H$4]/[.$R15]*[.$S15]" office:value-type="float" office:value="0.0399707620228653" calcext:value-type="float">
            <text:p>0.040</text:p>
          </table:table-cell>
          <table:table-cell table:formula="of:=[.I15]/[.I$4]/[.$R15]*[.$S15]" office:value-type="float" office:value="1.63703355093993" calcext:value-type="float">
            <text:p>1.637</text:p>
          </table:table-cell>
          <table:table-cell table:formula="of:=[.J15]/[.J$4]/[.$R15]*[.$S15]" office:value-type="float" office:value="0.061209872403495" calcext:value-type="float">
            <text:p>0.061</text:p>
          </table:table-cell>
          <table:table-cell table:formula="of:=[.K15]/[.K$4]/[.$R15]*[.$S15] + [.L15]/[.L$4]/[.$R15]*[.$S15]" office:value-type="float" office:value="1.61444223215812" calcext:value-type="float">
            <text:p>1.614</text:p>
          </table:table-cell>
          <table:table-cell table:formula="of:=[.M15]/[.M$4]/[.$R15]*[.$S15]" office:value-type="float" office:value="1.28990793025033" calcext:value-type="float">
            <text:p>1.290</text:p>
          </table:table-cell>
          <table:table-cell table:formula="of:=[.N15]/[.N$4]/[.$R15]*[.$S15]" office:value-type="float" office:value="0.252104237742994" calcext:value-type="float">
            <text:p>0.252</text:p>
          </table:table-cell>
          <table:table-cell table:formula="of:=[.O15]/[.O$4]/[.$R15]*[.$S15]" office:value-type="float" office:value="0.0235457449807183" calcext:value-type="float">
            <text:p>0.024</text:p>
          </table:table-cell>
          <table:table-cell table:formula="of:=[.P15]" office:value-type="float" office:value="0.08" calcext:value-type="float">
            <text:p>0.08</text:p>
          </table:table-cell>
          <table:table-cell table:formula="of:=[.Q15]" office:value-type="float" office:value="0.03" calcext:value-type="float">
            <text:p>0.03</text:p>
          </table:table-cell>
          <table:table-cell/>
          <table:table-cell table:formula="of:=SUM([.AA15:.AH15])" office:value-type="float" office:value="8" calcext:value-type="float">
            <text:p>8</text:p>
          </table:table-cell>
          <table:table-cell table:formula="of:=[.AF15]/([.AF15]  + [.AE15]*(1-[.AI15]))" office:value-type="float" office:value="0.464799061227498" calcext:value-type="float">
            <text:p>0.464799061227498</text:p>
          </table:table-cell>
          <table:table-cell/>
          <table:table-cell table:formula="of:=2*([.AA15]+[.AB15]) + 1.5*([.AC15]+[.AD15]+[.AE15]*[.AI15]) + 1*([.AE15]*(1-[.AI15]) + [.AF15] + [.AG15]) + 0.5*[.AH15]" office:value-type="float" office:value="12.0236829599921" calcext:value-type="float">
            <text:p>12.0236829599921</text:p>
          </table:table-cell>
          <table:table-cell/>
          <table:table-cell table:formula="of:=[.AL15]/[.AO15]*12" office:value-type="float" office:value="7.98424245877348" calcext:value-type="float">
            <text:p>7.98424245877348</text:p>
          </table:table-cell>
          <table:table-cell/>
          <table:table-cell table:formula="of:=[.AI16]/[.AI15]" office:value-type="float" office:value="0.5" calcext:value-type="float">
            <text:p>0.5</text:p>
          </table:table-cell>
          <table:table-cell table:formula="of:=SQRT(([.AJ15]/[.AI15])^2 + ([.AJ16]/[.AI16])^2)*[.AS15]" office:value-type="float" office:value="0.419262745781211" calcext:value-type="float">
            <text:p>0.419262745781211</text:p>
          </table:table-cell>
          <table:table-cell table:formula="of:=1/[.AT15]" office:value-type="float" office:value="2.38513917599978" calcext:value-type="float">
            <text:p>2.38513917599978</text:p>
          </table:table-cell>
          <table:table-cell table:formula="of:=[.AS15]*[.AU15]" office:value-type="float" office:value="1.19256958799989" calcext:value-type="float">
            <text:p>1.19256958799989</text:p>
          </table:table-cell>
        </table:table-row>
        <table:table-row table:style-name="ro1">
          <table:table-cell/>
          <table:table-cell office:value-type="string" calcext:value-type="string">
            <text:p>zuIII_1</text:p>
          </table:table-cell>
          <table:table-cell office:value-type="float" office:value="7" calcext:value-type="float">
            <text:p>7</text:p>
          </table:table-cell>
          <table:table-cell office:value-type="float" office:value="1450" calcext:value-type="float">
            <text:p>14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px</text:p>
          </table:table-cell>
          <table:table-cell office:value-type="float" office:value="51.8" calcext:value-type="float">
            <text:p>51.8</text:p>
          </table:table-cell>
          <table:table-cell office:value-type="float" office:value="0.23" calcext:value-type="float">
            <text:p>0.23</text:p>
          </table:table-cell>
          <table:table-cell office:value-type="float" office:value="2.78" calcext:value-type="float">
            <text:p>2.78</text:p>
          </table:table-cell>
          <table:table-cell office:value-type="float" office:value="0.34" calcext:value-type="float">
            <text:p>0.34</text:p>
          </table:table-cell>
          <table:table-cell office:value-type="float" office:value="22.7" calcext:value-type="float">
            <text:p>22.7</text:p>
          </table:table-cell>
          <table:table-cell office:value-type="float" office:value="1.05" calcext:value-type="float">
            <text:p>1.05</text:p>
          </table:table-cell>
          <table:table-cell office:value-type="float" office:value="15.3" calcext:value-type="float">
            <text:p>15.3</text:p>
          </table:table-cell>
          <table:table-cell office:value-type="float" office:value="4.43" calcext:value-type="float">
            <text:p>4.43</text:p>
          </table:table-cell>
          <table:table-cell office:value-type="float" office:value="1.18" calcext:value-type="float">
            <text:p>1.18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table:formula="of:=[.G16]/[.G$4] + [.H16]/[.H$4] + [.I16]/[.I$4] + [.J16]/[.J$4] + [.K16]/[.K$4] +[.L16]/[.L$4] + [.M16]/[.M$4] +[.N16]/[.N$4] + [.O16]/[.O$4]" office:value-type="float" office:value="1.74986817813017" calcext:value-type="float">
            <text:p>1.7498681781301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B16]" office:value-type="string" office:string-value="zuIII_1" calcext:value-type="string">
            <text:p>zuIII_1</text:p>
          </table:table-cell>
          <table:table-cell table:formula="of:=[.C16]" office:value-type="float" office:value="7" calcext:value-type="float">
            <text:p>7</text:p>
          </table:table-cell>
          <table:table-cell table:formula="of:=[.D16]" office:value-type="float" office:value="1450" calcext:value-type="float">
            <text:p>1450</text:p>
          </table:table-cell>
          <table:table-cell table:formula="of:=[.E16]" office:value-type="float" office:value="6" calcext:value-type="float">
            <text:p>6</text:p>
          </table:table-cell>
          <table:table-cell table:formula="of:=[.F16]" office:value-type="string" office:string-value="cpx" calcext:value-type="string">
            <text:p>cpx</text:p>
          </table:table-cell>
          <table:table-cell table:formula="of:=[.G16]/[.G$4]/[.$R16]*[.$S16]" office:value-type="float" office:value="1.97085418380403" calcext:value-type="float">
            <text:p>1.971</text:p>
          </table:table-cell>
          <table:table-cell table:formula="of:=[.H16]/[.H$4]/[.$R16]*[.$S16]" office:value-type="float" office:value="0.00658295005463243" calcext:value-type="float">
            <text:p>0.007</text:p>
          </table:table-cell>
          <table:table-cell table:formula="of:=[.I16]/[.I$4]/[.$R16]*[.$S16]" office:value-type="float" office:value="0.12465210667405" calcext:value-type="float">
            <text:p>0.125</text:p>
          </table:table-cell>
          <table:table-cell table:formula="of:=[.J16]/[.J$4]/[.$R16]*[.$S16]" office:value-type="float" office:value="0.0102270070560428" calcext:value-type="float">
            <text:p>0.010</text:p>
          </table:table-cell>
          <table:table-cell table:formula="of:=[.K16]/[.K$4]/[.$R16]*[.$S16] + [.L16]/[.L$4]/[.$R16]*[.$S16]" office:value-type="float" office:value="0.752314593896393" calcext:value-type="float">
            <text:p>0.752</text:p>
          </table:table-cell>
          <table:table-cell table:formula="of:=[.M16]/[.M$4]/[.$R16]*[.$S16]" office:value-type="float" office:value="0.867748013990498" calcext:value-type="float">
            <text:p>0.868</text:p>
          </table:table-cell>
          <table:table-cell table:formula="of:=[.N16]/[.N$4]/[.$R16]*[.$S16]" office:value-type="float" office:value="0.180580360014079" calcext:value-type="float">
            <text:p>0.181</text:p>
          </table:table-cell>
          <table:table-cell table:formula="of:=[.O16]/[.O$4]/[.$R16]*[.$S16]" office:value-type="float" office:value="0.0870407845102773" calcext:value-type="float">
            <text:p>0.087</text:p>
          </table:table-cell>
          <table:table-cell table:formula="of:=[.P16]" office:value-type="float" office:value="0.04" calcext:value-type="float">
            <text:p>0.04</text:p>
          </table:table-cell>
          <table:table-cell table:formula="of:=[.Q16]" office:value-type="float" office:value="0.03" calcext:value-type="float">
            <text:p>0.03</text:p>
          </table:table-cell>
          <table:table-cell/>
          <table:table-cell table:formula="of:=SUM([.AA16:.AH16])" office:value-type="float" office:value="4" calcext:value-type="float">
            <text:p>4</text:p>
          </table:table-cell>
          <table:table-cell table:formula="of:=[.AF16]/([.AF16]  + [.AE16]*(1-[.AI16]))" office:value-type="float" office:value="0.54576375706501" calcext:value-type="float">
            <text:p>0.54576375706501</text:p>
          </table:table-cell>
          <table:table-cell/>
          <table:table-cell table:formula="of:=2*([.AA16]+[.AB16]) + 1.5*([.AC16]+[.AD16]+[.AE16]*[.AI16]) + 1*([.AE16]*(1-[.AI16]) + [.AF16] + [.AG16]) + 0.5*[.AH16]" office:value-type="float" office:value="6.0164025903465" calcext:value-type="float">
            <text:p>6.0164025903465</text:p>
          </table:table-cell>
          <table:table-cell table:number-columns-repeated="7"/>
        </table:table-row>
        <table:table-row table:style-name="ro1">
          <table:table-cell table:number-columns-repeated="48"/>
        </table:table-row>
        <table:table-row table:style-name="ro1">
          <table:table-cell/>
          <table:table-cell office:value-type="string" calcext:value-type="string">
            <text:p>zu_8</text:p>
          </table:table-cell>
          <table:table-cell office:value-type="float" office:value="8" calcext:value-type="float">
            <text:p>8</text:p>
          </table:table-cell>
          <table:table-cell office:value-type="float" office:value="1650" calcext:value-type="float">
            <text:p>165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gt</text:p>
          </table:table-cell>
          <table:table-cell office:value-type="float" office:value="43.9" calcext:value-type="float">
            <text:p>43.9</text:p>
          </table:table-cell>
          <table:table-cell office:value-type="float" office:value="0.4" calcext:value-type="float">
            <text:p>0.4</text:p>
          </table:table-cell>
          <table:table-cell office:value-type="float" office:value="18.1" calcext:value-type="float">
            <text:p>18.1</text:p>
          </table:table-cell>
          <table:table-cell office:value-type="float" office:value="0.96" calcext:value-type="float">
            <text:p>0.96</text:p>
          </table:table-cell>
          <table:table-cell office:value-type="float" office:value="13.7" calcext:value-type="float">
            <text:p>13.7</text:p>
          </table:table-cell>
          <table:table-cell office:value-type="float" office:value="2.68" calcext:value-type="float">
            <text:p>2.68</text:p>
          </table:table-cell>
          <table:table-cell office:value-type="float" office:value="18.4" calcext:value-type="float">
            <text:p>18.4</text:p>
          </table:table-cell>
          <table:table-cell office:value-type="float" office:value="3.41" calcext:value-type="float">
            <text:p>3.41</text:p>
          </table:table-cell>
          <table:table-cell office:value-type="float" office:value="0.19" calcext:value-type="float">
            <text:p>0.19</text:p>
          </table:table-cell>
          <table:table-cell office:value-type="float" office:value="0.15" calcext:value-type="float">
            <text:p>0.15</text:p>
          </table:table-cell>
          <table:table-cell office:value-type="float" office:value="0.04" calcext:value-type="float">
            <text:p>0.04</text:p>
          </table:table-cell>
          <table:table-cell table:formula="of:=[.G18]/[.G$4] + [.H18]/[.H$4] + [.I18]/[.I$4] + [.J18]/[.J$4] + [.K18]/[.K$4] +[.L18]/[.L$4] + [.M18]/[.M$4] +[.N18]/[.N$4] + [.O18]/[.O$4]" office:value-type="float" office:value="1.85109614342312" calcext:value-type="float">
            <text:p>1.8510961434231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B18]" office:value-type="string" office:string-value="zu_8" calcext:value-type="string">
            <text:p>zu_8</text:p>
          </table:table-cell>
          <table:table-cell table:formula="of:=[.C18]" office:value-type="float" office:value="8" calcext:value-type="float">
            <text:p>8</text:p>
          </table:table-cell>
          <table:table-cell table:formula="of:=[.D18]" office:value-type="float" office:value="1650" calcext:value-type="float">
            <text:p>1650</text:p>
          </table:table-cell>
          <table:table-cell table:formula="of:=[.E18]" office:value-type="float" office:value="1.5" calcext:value-type="float">
            <text:p>1.5</text:p>
          </table:table-cell>
          <table:table-cell table:formula="of:=[.F18]" office:value-type="string" office:string-value="gt" calcext:value-type="string">
            <text:p>gt</text:p>
          </table:table-cell>
          <table:table-cell table:formula="of:=[.G18]/[.G$4]/[.$R18]*[.$S18]" office:value-type="float" office:value="3.15787988739954" calcext:value-type="float">
            <text:p>3.158</text:p>
          </table:table-cell>
          <table:table-cell table:formula="of:=[.H18]/[.H$4]/[.$R18]*[.$S18]" office:value-type="float" office:value="0.0216450736800729" calcext:value-type="float">
            <text:p>0.022</text:p>
          </table:table-cell>
          <table:table-cell table:formula="of:=[.I18]/[.I$4]/[.$R18]*[.$S18]" office:value-type="float" office:value="1.53440411568468" calcext:value-type="float">
            <text:p>1.534</text:p>
          </table:table-cell>
          <table:table-cell table:formula="of:=[.J18]/[.J$4]/[.$R18]*[.$S18]" office:value-type="float" office:value="0.0545942902938153" calcext:value-type="float">
            <text:p>0.055</text:p>
          </table:table-cell>
          <table:table-cell table:formula="of:=[.K18]/[.K$4]/[.$R18]*[.$S18] + [.L18]/[.L$4]/[.$R18]*[.$S18]" office:value-type="float" office:value="0.969181312515118" calcext:value-type="float">
            <text:p>0.969</text:p>
          </table:table-cell>
          <table:table-cell table:formula="of:=[.M18]/[.M$4]/[.$R18]*[.$S18]" office:value-type="float" office:value="1.97299676731336" calcext:value-type="float">
            <text:p>1.973</text:p>
          </table:table-cell>
          <table:table-cell table:formula="of:=[.N18]/[.N$4]/[.$R18]*[.$S18]" office:value-type="float" office:value="0.262801306763354" calcext:value-type="float">
            <text:p>0.263</text:p>
          </table:table-cell>
          <table:table-cell table:formula="of:=[.O18]/[.O$4]/[.$R18]*[.$S18]" office:value-type="float" office:value="0.0264972463500654" calcext:value-type="float">
            <text:p>0.026</text:p>
          </table:table-cell>
          <table:table-cell table:formula="of:=[.P18]" office:value-type="float" office:value="0.15" calcext:value-type="float">
            <text:p>0.15</text:p>
          </table:table-cell>
          <table:table-cell table:formula="of:=[.Q18]" office:value-type="float" office:value="0.04" calcext:value-type="float">
            <text:p>0.04</text:p>
          </table:table-cell>
          <table:table-cell/>
          <table:table-cell table:formula="of:=SUM([.AA18:.AH18])" office:value-type="float" office:value="8.00000000000001" calcext:value-type="float">
            <text:p>8.00000000000001</text:p>
          </table:table-cell>
          <table:table-cell table:formula="of:=[.AF18]/([.AF18]  + [.AE18]*(1-[.AI18]))" office:value-type="float" office:value="0.705447706106069" calcext:value-type="float">
            <text:p>0.705447706106069</text:p>
          </table:table-cell>
          <table:table-cell/>
          <table:table-cell table:formula="of:=2*([.AA18]+[.AB18]) + 1.5*([.AC18]+[.AD18]+[.AE18]*[.AI18]) + 1*([.AE18]*(1-[.AI18]) + [.AF18] + [.AG18]) + 0.5*[.AH18]" office:value-type="float" office:value="12.0334641393325" calcext:value-type="float">
            <text:p>12.0334641393325</text:p>
          </table:table-cell>
          <table:table-cell/>
          <table:table-cell table:formula="of:=[.AL18]/[.AO18]*12" office:value-type="float" office:value="7.97775261457882" calcext:value-type="float">
            <text:p>7.97775261457882</text:p>
          </table:table-cell>
          <table:table-cell/>
          <table:table-cell table:formula="of:=[.AI19]/[.AI18]" office:value-type="float" office:value="0.466666666666667" calcext:value-type="float">
            <text:p>0.466666666666667</text:p>
          </table:table-cell>
          <table:table-cell table:formula="of:=SQRT(([.AJ18]/[.AI18])^2 + ([.AJ19]/[.AI19])^2)*[.AS18]" office:value-type="float" office:value="0.235555555555556" calcext:value-type="float">
            <text:p>0.235555555555556</text:p>
          </table:table-cell>
          <table:table-cell table:formula="of:=1/[.AT18]" office:value-type="float" office:value="4.24528301886792" calcext:value-type="float">
            <text:p>4.24528301886792</text:p>
          </table:table-cell>
          <table:table-cell table:formula="of:=[.AS18]*[.AU18]" office:value-type="float" office:value="1.9811320754717" calcext:value-type="float">
            <text:p>1.9811320754717</text:p>
          </table:table-cell>
        </table:table-row>
        <table:table-row table:style-name="ro1">
          <table:table-cell/>
          <table:table-cell office:value-type="string" calcext:value-type="string">
            <text:p>zu_8</text:p>
          </table:table-cell>
          <table:table-cell office:value-type="float" office:value="8" calcext:value-type="float">
            <text:p>8</text:p>
          </table:table-cell>
          <table:table-cell office:value-type="float" office:value="1650" calcext:value-type="float">
            <text:p>165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cpx</text:p>
          </table:table-cell>
          <table:table-cell office:value-type="float" office:value="54.8" calcext:value-type="float">
            <text:p>54.8</text:p>
          </table:table-cell>
          <table:table-cell office:value-type="float" office:value="0.11" calcext:value-type="float">
            <text:p>0.11</text:p>
          </table:table-cell>
          <table:table-cell office:value-type="float" office:value="2.12" calcext:value-type="float">
            <text:p>2.12</text:p>
          </table:table-cell>
          <table:table-cell office:value-type="float" office:value="0.27" calcext:value-type="float">
            <text:p>0.27</text:p>
          </table:table-cell>
          <table:table-cell office:value-type="float" office:value="13.1" calcext:value-type="float">
            <text:p>13.1</text:p>
          </table:table-cell>
          <table:table-cell office:value-type="float" office:value="1.1" calcext:value-type="float">
            <text:p>1.1</text:p>
          </table:table-cell>
          <table:table-cell office:value-type="float" office:value="21.5" calcext:value-type="float">
            <text:p>21.5</text:p>
          </table:table-cell>
          <table:table-cell office:value-type="float" office:value="6.44" calcext:value-type="float">
            <text:p>6.44</text:p>
          </table:table-cell>
          <table:table-cell office:value-type="float" office:value="1.01" calcext:value-type="float">
            <text:p>1.01</text:p>
          </table:table-cell>
          <table:table-cell office:value-type="float" office:value="0.07" calcext:value-type="float">
            <text:p>0.07</text:p>
          </table:table-cell>
          <table:table-cell office:value-type="float" office:value="0.03" calcext:value-type="float">
            <text:p>0.03</text:p>
          </table:table-cell>
          <table:table-cell table:formula="of:=[.G19]/[.G$4] + [.H19]/[.H$4] + [.I19]/[.I$4] + [.J19]/[.J$4] + [.K19]/[.K$4] +[.L19]/[.L$4] + [.M19]/[.M$4] +[.N19]/[.N$4] + [.O19]/[.O$4]" office:value-type="float" office:value="1.83562201788754" calcext:value-type="float">
            <text:p>1.8356220178875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B19]" office:value-type="string" office:string-value="zu_8" calcext:value-type="string">
            <text:p>zu_8</text:p>
          </table:table-cell>
          <table:table-cell table:formula="of:=[.C19]" office:value-type="float" office:value="8" calcext:value-type="float">
            <text:p>8</text:p>
          </table:table-cell>
          <table:table-cell table:formula="of:=[.D19]" office:value-type="float" office:value="1650" calcext:value-type="float">
            <text:p>1650</text:p>
          </table:table-cell>
          <table:table-cell table:formula="of:=[.E19]" office:value-type="float" office:value="1.5" calcext:value-type="float">
            <text:p>1.5</text:p>
          </table:table-cell>
          <table:table-cell table:formula="of:=[.F19]" office:value-type="string" office:string-value="cpx" calcext:value-type="string">
            <text:p>cpx</text:p>
          </table:table-cell>
          <table:table-cell table:formula="of:=[.G19]/[.G$4]/[.$R19]*[.$S19]" office:value-type="float" office:value="1.98759258324191" calcext:value-type="float">
            <text:p>1.988</text:p>
          </table:table-cell>
          <table:table-cell table:formula="of:=[.H19]/[.H$4]/[.$R19]*[.$S19]" office:value-type="float" office:value="0.00300128670452962" calcext:value-type="float">
            <text:p>0.003</text:p>
          </table:table-cell>
          <table:table-cell table:formula="of:=[.I19]/[.I$4]/[.$R19]*[.$S19]" office:value-type="float" office:value="0.0906176432043226" calcext:value-type="float">
            <text:p>0.091</text:p>
          </table:table-cell>
          <table:table-cell table:formula="of:=[.J19]/[.J$4]/[.$R19]*[.$S19]" office:value-type="float" office:value="0.00774204119468025" calcext:value-type="float">
            <text:p>0.008</text:p>
          </table:table-cell>
          <table:table-cell table:formula="of:=[.K19]/[.K$4]/[.$R19]*[.$S19] + [.L19]/[.L$4]/[.$R19]*[.$S19]" office:value-type="float" office:value="0.427356403051274" calcext:value-type="float">
            <text:p>0.427</text:p>
          </table:table-cell>
          <table:table-cell table:formula="of:=[.M19]/[.M$4]/[.$R19]*[.$S19]" office:value-type="float" office:value="1.16241908729008" calcext:value-type="float">
            <text:p>1.162</text:p>
          </table:table-cell>
          <table:table-cell table:formula="of:=[.N19]/[.N$4]/[.$R19]*[.$S19]" office:value-type="float" office:value="0.250250371450744" calcext:value-type="float">
            <text:p>0.250</text:p>
          </table:table-cell>
          <table:table-cell table:formula="of:=[.O19]/[.O$4]/[.$R19]*[.$S19]" office:value-type="float" office:value="0.0710205838624558" calcext:value-type="float">
            <text:p>0.071</text:p>
          </table:table-cell>
          <table:table-cell table:formula="of:=[.P19]" office:value-type="float" office:value="0.07" calcext:value-type="float">
            <text:p>0.07</text:p>
          </table:table-cell>
          <table:table-cell table:formula="of:=[.Q19]" office:value-type="float" office:value="0.03" calcext:value-type="float">
            <text:p>0.03</text:p>
          </table:table-cell>
          <table:table-cell/>
          <table:table-cell table:formula="of:=SUM([.AA19:.AH19])" office:value-type="float" office:value="4" calcext:value-type="float">
            <text:p>4</text:p>
          </table:table-cell>
          <table:table-cell table:formula="of:=[.AF19]/([.AF19]  + [.AE19]*(1-[.AI19]))" office:value-type="float" office:value="0.745207059154439" calcext:value-type="float">
            <text:p>0.745207059154439</text:p>
          </table:table-cell>
          <table:table-cell/>
          <table:table-cell table:formula="of:=2*([.AA19]+[.AB19]) + 1.5*([.AC19]+[.AD19]+[.AE19]*[.AI19]) + 1*([.AE19]*(1-[.AI19]) + [.AF19] + [.AG19]) + 0.5*[.AH19]" office:value-type="float" office:value="6.0192208943215" calcext:value-type="float">
            <text:p>6.0192208943215</text:p>
          </table:table-cell>
          <table:table-cell table:number-columns-repeated="7"/>
        </table:table-row>
        <table:table-row table:style-name="ro1">
          <table:table-cell table:number-columns-repeated="48"/>
        </table:table-row>
        <table:table-row table:style-name="ro1">
          <table:table-cell/>
          <table:table-cell office:value-type="string" calcext:value-type="string">
            <text:p>zuII_3</text:p>
          </table:table-cell>
          <table:table-cell office:value-type="float" office:value="10" calcext:value-type="float">
            <text:p>10</text:p>
          </table:table-cell>
          <table:table-cell office:value-type="float" office:value="1500" calcext:value-type="float">
            <text:p>150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gt</text:p>
          </table:table-cell>
          <table:table-cell office:value-type="float" office:value="43.5" calcext:value-type="float">
            <text:p>43.5</text:p>
          </table:table-cell>
          <table:table-cell office:value-type="float" office:value="0.68" calcext:value-type="float">
            <text:p>0.68</text:p>
          </table:table-cell>
          <table:table-cell office:value-type="float" office:value="15.2" calcext:value-type="float">
            <text:p>15.2</text:p>
          </table:table-cell>
          <table:table-cell office:value-type="float" office:value="0.87" calcext:value-type="float">
            <text:p>0.87</text:p>
          </table:table-cell>
          <table:table-cell office:value-type="float" office:value="22.1" calcext:value-type="float">
            <text:p>22.1</text:p>
          </table:table-cell>
          <table:table-cell office:value-type="float" office:value="3.67" calcext:value-type="float">
            <text:p>3.67</text:p>
          </table:table-cell>
          <table:table-cell office:value-type="float" office:value="12.9" calcext:value-type="float">
            <text:p>12.9</text:p>
          </table:table-cell>
          <table:table-cell office:value-type="float" office:value="2.91" calcext:value-type="float">
            <text:p>2.91</text:p>
          </table:table-cell>
          <table:table-cell office:value-type="float" office:value="0.14" calcext:value-type="float">
            <text:p>0.14</text:p>
          </table:table-cell>
          <table:table-cell office:value-type="float" office:value="0.13" calcext:value-type="float">
            <text:p>0.13</text:p>
          </table:table-cell>
          <table:table-cell office:value-type="float" office:value="0.02" calcext:value-type="float">
            <text:p>0.02</text:p>
          </table:table-cell>
          <table:table-cell table:formula="of:=[.G21]/[.G$4] + [.H21]/[.H$4] + [.I21]/[.I$4] + [.J21]/[.J$4] + [.K21]/[.K$4] +[.L21]/[.L$4] + [.M21]/[.M$4] +[.N21]/[.N$4] + [.O21]/[.O$4]" office:value-type="float" office:value="1.77220267317566" calcext:value-type="float">
            <text:p>1.7722026731756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B21]" office:value-type="string" office:string-value="zuII_3" calcext:value-type="string">
            <text:p>zuII_3</text:p>
          </table:table-cell>
          <table:table-cell table:formula="of:=[.C21]" office:value-type="float" office:value="10" calcext:value-type="float">
            <text:p>10</text:p>
          </table:table-cell>
          <table:table-cell table:formula="of:=[.D21]" office:value-type="float" office:value="1500" calcext:value-type="float">
            <text:p>1500</text:p>
          </table:table-cell>
          <table:table-cell table:formula="of:=[.E21]" office:value-type="float" office:value="3.5" calcext:value-type="float">
            <text:p>3.5</text:p>
          </table:table-cell>
          <table:table-cell table:formula="of:=[.F21]" office:value-type="string" office:string-value="gt" calcext:value-type="string">
            <text:p>gt</text:p>
          </table:table-cell>
          <table:table-cell table:formula="of:=[.G21]/[.G$4]/[.$R21]*[.$S21]" office:value-type="float" office:value="3.2684054999582" calcext:value-type="float">
            <text:p>3.268</text:p>
          </table:table-cell>
          <table:table-cell table:formula="of:=[.H21]/[.H$4]/[.$R21]*[.$S21]" office:value-type="float" office:value="0.0384347073467288" calcext:value-type="float">
            <text:p>0.038</text:p>
          </table:table-cell>
          <table:table-cell table:formula="of:=[.I21]/[.I$4]/[.$R21]*[.$S21]" office:value-type="float" office:value="1.34592343946007" calcext:value-type="float">
            <text:p>1.346</text:p>
          </table:table-cell>
          <table:table-cell table:formula="of:=[.J21]/[.J$4]/[.$R21]*[.$S21]" office:value-type="float" office:value="0.0516786110763836" calcext:value-type="float">
            <text:p>0.052</text:p>
          </table:table-cell>
          <table:table-cell table:formula="of:=[.K21]/[.K$4]/[.$R21]*[.$S21] + [.L21]/[.L$4]/[.$R21]*[.$S21]" office:value-type="float" office:value="1.59609279688924" calcext:value-type="float">
            <text:p>1.596</text:p>
          </table:table-cell>
          <table:table-cell table:formula="of:=[.M21]/[.M$4]/[.$R21]*[.$S21]" office:value-type="float" office:value="1.44482034900819" calcext:value-type="float">
            <text:p>1.445</text:p>
          </table:table-cell>
          <table:table-cell table:formula="of:=[.N21]/[.N$4]/[.$R21]*[.$S21]" office:value-type="float" office:value="0.234251143234374" calcext:value-type="float">
            <text:p>0.234</text:p>
          </table:table-cell>
          <table:table-cell table:formula="of:=[.O21]/[.O$4]/[.$R21]*[.$S21]" office:value-type="float" office:value="0.0203934530268289" calcext:value-type="float">
            <text:p>0.020</text:p>
          </table:table-cell>
          <table:table-cell table:formula="of:=[.P21]" office:value-type="float" office:value="0.13" calcext:value-type="float">
            <text:p>0.13</text:p>
          </table:table-cell>
          <table:table-cell table:formula="of:=[.Q21]" office:value-type="float" office:value="0.02" calcext:value-type="float">
            <text:p>0.02</text:p>
          </table:table-cell>
          <table:table-cell/>
          <table:table-cell table:formula="of:=SUM([.AA21:.AH21])" office:value-type="float" office:value="8.00000000000002" calcext:value-type="float">
            <text:p>8.00000000000002</text:p>
          </table:table-cell>
          <table:table-cell table:formula="of:=[.AF21]/([.AF21]  + [.AE21]*(1-[.AI21]))" office:value-type="float" office:value="0.509920801406065" calcext:value-type="float">
            <text:p>0.509920801406065</text:p>
          </table:table-cell>
          <table:table-cell/>
          <table:table-cell table:formula="of:=2*([.AA21]+[.AB21]) + 1.5*([.AC21]+[.AD21]+[.AE21]*[.AI21]) + 1*([.AE21]*(1-[.AI21]) + [.AF21] + [.AG21]) + 0.5*[.AH21]" office:value-type="float" office:value="12.0991905378576" calcext:value-type="float">
            <text:p>12.0991905378576</text:p>
          </table:table-cell>
          <table:table-cell/>
          <table:table-cell table:formula="of:=[.AL21]/[.AO21]*12" office:value-type="float" office:value="7.93441509162308" calcext:value-type="float">
            <text:p>7.93441509162308</text:p>
          </table:table-cell>
          <table:table-cell/>
          <table:table-cell table:formula="of:=[.AI22]/[.AI21]" office:value-type="float" office:value="0.846153846153846" calcext:value-type="float">
            <text:p>0.846153846153846</text:p>
          </table:table-cell>
          <table:table-cell table:formula="of:=SQRT(([.AJ21]/[.AI21])^2 + ([.AJ22]/[.AI22])^2)*[.AS21]" office:value-type="float" office:value="0.264954002097492" calcext:value-type="float">
            <text:p>0.264954002097492</text:p>
          </table:table-cell>
          <table:table-cell table:formula="of:=1/[.AT21]" office:value-type="float" office:value="3.77424002688603" calcext:value-type="float">
            <text:p>3.77424002688603</text:p>
          </table:table-cell>
          <table:table-cell table:formula="of:=[.AS21]*[.AU21]" office:value-type="float" office:value="3.19358771505741" calcext:value-type="float">
            <text:p>3.19358771505741</text:p>
          </table:table-cell>
        </table:table-row>
        <table:table-row table:style-name="ro1">
          <table:table-cell/>
          <table:table-cell office:value-type="string" calcext:value-type="string">
            <text:p>zuII_3</text:p>
          </table:table-cell>
          <table:table-cell office:value-type="float" office:value="10" calcext:value-type="float">
            <text:p>10</text:p>
          </table:table-cell>
          <table:table-cell office:value-type="float" office:value="1500" calcext:value-type="float">
            <text:p>150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cpx</text:p>
          </table:table-cell>
          <table:table-cell office:value-type="float" office:value="52.3" calcext:value-type="float">
            <text:p>52.3</text:p>
          </table:table-cell>
          <table:table-cell office:value-type="float" office:value="0.16" calcext:value-type="float">
            <text:p>0.16</text:p>
          </table:table-cell>
          <table:table-cell office:value-type="float" office:value="1.5" calcext:value-type="float">
            <text:p>1.5</text:p>
          </table:table-cell>
          <table:table-cell office:value-type="float" office:value="0.29" calcext:value-type="float">
            <text:p>0.29</text:p>
          </table:table-cell>
          <table:table-cell office:value-type="float" office:value="23.5" calcext:value-type="float">
            <text:p>23.5</text:p>
          </table:table-cell>
          <table:table-cell office:value-type="float" office:value="3.23" calcext:value-type="float">
            <text:p>3.23</text:p>
          </table:table-cell>
          <table:table-cell office:value-type="float" office:value="15.6" calcext:value-type="float">
            <text:p>15.6</text:p>
          </table:table-cell>
          <table:table-cell office:value-type="float" office:value="4.46" calcext:value-type="float">
            <text:p>4.46</text:p>
          </table:table-cell>
          <table:table-cell office:value-type="float" office:value="0.74" calcext:value-type="float">
            <text:p>0.74</text:p>
          </table:table-cell>
          <table:table-cell office:value-type="float" office:value="0.11" calcext:value-type="float">
            <text:p>0.11</text:p>
          </table:table-cell>
          <table:table-cell office:value-type="float" office:value="0.03" calcext:value-type="float">
            <text:p>0.03</text:p>
          </table:table-cell>
          <table:table-cell table:formula="of:=[.G22]/[.G$4] + [.H22]/[.H$4] + [.I22]/[.I$4] + [.J22]/[.J$4] + [.K22]/[.K$4] +[.L22]/[.L$4] + [.M22]/[.M$4] +[.N22]/[.N$4] + [.O22]/[.O$4]" office:value-type="float" office:value="1.76376621094022" calcext:value-type="float">
            <text:p>1.7637662109402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B22]" office:value-type="string" office:string-value="zuII_3" calcext:value-type="string">
            <text:p>zuII_3</text:p>
          </table:table-cell>
          <table:table-cell table:formula="of:=[.C22]" office:value-type="float" office:value="10" calcext:value-type="float">
            <text:p>10</text:p>
          </table:table-cell>
          <table:table-cell table:formula="of:=[.D22]" office:value-type="float" office:value="1500" calcext:value-type="float">
            <text:p>1500</text:p>
          </table:table-cell>
          <table:table-cell table:formula="of:=[.E22]" office:value-type="float" office:value="3.5" calcext:value-type="float">
            <text:p>3.5</text:p>
          </table:table-cell>
          <table:table-cell table:formula="of:=[.F22]" office:value-type="string" office:string-value="cpx" calcext:value-type="string">
            <text:p>cpx</text:p>
          </table:table-cell>
          <table:table-cell table:formula="of:=[.G22]/[.G$4]/[.$R22]*[.$S22]" office:value-type="float" office:value="1.97419813717059" calcext:value-type="float">
            <text:p>1.974</text:p>
          </table:table-cell>
          <table:table-cell table:formula="of:=[.H22]/[.H$4]/[.$R22]*[.$S22]" office:value-type="float" office:value="0.00454335865657994" calcext:value-type="float">
            <text:p>0.005</text:p>
          </table:table-cell>
          <table:table-cell table:formula="of:=[.I22]/[.I$4]/[.$R22]*[.$S22]" office:value-type="float" office:value="0.066728352258192" calcext:value-type="float">
            <text:p>0.067</text:p>
          </table:table-cell>
          <table:table-cell table:formula="of:=[.J22]/[.J$4]/[.$R22]*[.$S22]" office:value-type="float" office:value="0.00865430011145963" calcext:value-type="float">
            <text:p>0.009</text:p>
          </table:table-cell>
          <table:table-cell table:formula="of:=[.K22]/[.K$4]/[.$R22]*[.$S22] + [.L22]/[.L$4]/[.$R22]*[.$S22]" office:value-type="float" office:value="0.833559405996524" calcext:value-type="float">
            <text:p>0.834</text:p>
          </table:table-cell>
          <table:table-cell table:formula="of:=[.M22]/[.M$4]/[.$R22]*[.$S22]" office:value-type="float" office:value="0.877790974198235" calcext:value-type="float">
            <text:p>0.878</text:p>
          </table:table-cell>
          <table:table-cell table:formula="of:=[.N22]/[.N$4]/[.$R22]*[.$S22]" office:value-type="float" office:value="0.180370688080248" calcext:value-type="float">
            <text:p>0.180</text:p>
          </table:table-cell>
          <table:table-cell table:formula="of:=[.O22]/[.O$4]/[.$R22]*[.$S22]" office:value-type="float" office:value="0.0541547835281737" calcext:value-type="float">
            <text:p>0.054</text:p>
          </table:table-cell>
          <table:table-cell table:formula="of:=[.P22]" office:value-type="float" office:value="0.11" calcext:value-type="float">
            <text:p>0.11</text:p>
          </table:table-cell>
          <table:table-cell table:formula="of:=[.Q22]" office:value-type="float" office:value="0.03" calcext:value-type="float">
            <text:p>0.03</text:p>
          </table:table-cell>
          <table:table-cell/>
          <table:table-cell table:formula="of:=SUM([.AA22:.AH22])" office:value-type="float" office:value="4" calcext:value-type="float">
            <text:p>4</text:p>
          </table:table-cell>
          <table:table-cell table:formula="of:=[.AF22]/([.AF22]  + [.AE22]*(1-[.AI22]))" office:value-type="float" office:value="0.541960411365648" calcext:value-type="float">
            <text:p>0.541960411365648</text:p>
          </table:table-cell>
          <table:table-cell/>
          <table:table-cell table:formula="of:=2*([.AA22]+[.AB22]) + 1.5*([.AC22]+[.AD22]+[.AE22]*[.AI22]) + 1*([.AE22]*(1-[.AI22]) + [.AF22] + [.AG22]) + 0.5*[.AH22]" office:value-type="float" office:value="6.03520119757772" calcext:value-type="float">
            <text:p>6.03520119757772</text:p>
          </table:table-cell>
          <table:table-cell table:number-columns-repeated="7"/>
        </table:table-row>
        <table:table-row table:style-name="ro1">
          <table:table-cell table:number-columns-repeated="48"/>
        </table:table-row>
        <table:table-row table:style-name="ro1">
          <table:table-cell/>
          <table:table-cell office:value-type="string" calcext:value-type="string">
            <text:p>zuIV_1</text:p>
          </table:table-cell>
          <table:table-cell office:value-type="float" office:value="12" calcext:value-type="float">
            <text:p>12</text:p>
          </table:table-cell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t</text:p>
          </table:table-cell>
          <table:table-cell office:value-type="float" office:value="43.8" calcext:value-type="float">
            <text:p>43.8</text:p>
          </table:table-cell>
          <table:table-cell office:value-type="float" office:value="0.46" calcext:value-type="float">
            <text:p>0.46</text:p>
          </table:table-cell>
          <table:table-cell office:value-type="float" office:value="14" calcext:value-type="float">
            <text:p>14</text:p>
          </table:table-cell>
          <table:table-cell office:value-type="float" office:value="1.1" calcext:value-type="float">
            <text:p>1.1</text:p>
          </table:table-cell>
          <table:table-cell office:value-type="float" office:value="20.3" calcext:value-type="float">
            <text:p>20.3</text:p>
          </table:table-cell>
          <table:table-cell office:value-type="float" office:value="4.61" calcext:value-type="float">
            <text:p>4.61</text:p>
          </table:table-cell>
          <table:table-cell office:value-type="float" office:value="12.4" calcext:value-type="float">
            <text:p>12.4</text:p>
          </table:table-cell>
          <table:table-cell office:value-type="float" office:value="2.72" calcext:value-type="float">
            <text:p>2.72</text:p>
          </table:table-cell>
          <table:table-cell office:value-type="float" office:value="0.32" calcext:value-type="float">
            <text:p>0.32</text:p>
          </table:table-cell>
          <table:table-cell office:value-type="float" office:value="0.17" calcext:value-type="float">
            <text:p>0.17</text:p>
          </table:table-cell>
          <table:table-cell office:value-type="float" office:value="0.05" calcext:value-type="float">
            <text:p>0.05</text:p>
          </table:table-cell>
          <table:table-cell table:formula="of:=[.G24]/[.G$4] + [.H24]/[.H$4] + [.I24]/[.I$4] + [.J24]/[.J$4] + [.K24]/[.K$4] +[.L24]/[.L$4] + [.M24]/[.M$4] +[.N24]/[.N$4] + [.O24]/[.O$4]" office:value-type="float" office:value="1.73066245995757" calcext:value-type="float">
            <text:p>1.7306624599575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B24]" office:value-type="string" office:string-value="zuIV_1" calcext:value-type="string">
            <text:p>zuIV_1</text:p>
          </table:table-cell>
          <table:table-cell table:formula="of:=[.C24]" office:value-type="float" office:value="12" calcext:value-type="float">
            <text:p>12</text:p>
          </table:table-cell>
          <table:table-cell table:formula="of:=[.D24]" office:value-type="float" office:value="1500" calcext:value-type="float">
            <text:p>1500</text:p>
          </table:table-cell>
          <table:table-cell table:formula="of:=[.E24]" office:value-type="float" office:value="10" calcext:value-type="float">
            <text:p>10</text:p>
          </table:table-cell>
          <table:table-cell table:formula="of:=[.F24]" office:value-type="string" office:string-value="gt" calcext:value-type="string">
            <text:p>gt</text:p>
          </table:table-cell>
          <table:table-cell table:formula="of:=[.G24]/[.G$4]/[.$R24]*[.$S24]" office:value-type="float" office:value="3.36993714064498" calcext:value-type="float">
            <text:p>3.370</text:p>
          </table:table-cell>
          <table:table-cell table:formula="of:=[.H24]/[.H$4]/[.$R24]*[.$S24]" office:value-type="float" office:value="0.0266240126780214" calcext:value-type="float">
            <text:p>0.027</text:p>
          </table:table-cell>
          <table:table-cell table:formula="of:=[.I24]/[.I$4]/[.$R24]*[.$S24]" office:value-type="float" office:value="1.26942140786668" calcext:value-type="float">
            <text:p>1.269</text:p>
          </table:table-cell>
          <table:table-cell table:formula="of:=[.J24]/[.J$4]/[.$R24]*[.$S24]" office:value-type="float" office:value="0.0669091140491836" calcext:value-type="float">
            <text:p>0.067</text:p>
          </table:table-cell>
          <table:table-cell table:formula="of:=[.K24]/[.K$4]/[.$R24]*[.$S24] + [.L24]/[.L$4]/[.$R24]*[.$S24]" office:value-type="float" office:value="1.57300928896415" calcext:value-type="float">
            <text:p>1.573</text:p>
          </table:table-cell>
          <table:table-cell table:formula="of:=[.M24]/[.M$4]/[.$R24]*[.$S24]" office:value-type="float" office:value="1.42215469177016" calcext:value-type="float">
            <text:p>1.422</text:p>
          </table:table-cell>
          <table:table-cell table:formula="of:=[.N24]/[.N$4]/[.$R24]*[.$S24]" office:value-type="float" office:value="0.224211894344345" calcext:value-type="float">
            <text:p>0.224</text:p>
          </table:table-cell>
          <table:table-cell table:formula="of:=[.O24]/[.O$4]/[.$R24]*[.$S24]" office:value-type="float" office:value="0.0477324496824701" calcext:value-type="float">
            <text:p>0.048</text:p>
          </table:table-cell>
          <table:table-cell table:formula="of:=[.P24]" office:value-type="float" office:value="0.17" calcext:value-type="float">
            <text:p>0.17</text:p>
          </table:table-cell>
          <table:table-cell table:formula="of:=[.Q24]" office:value-type="float" office:value="0.05" calcext:value-type="float">
            <text:p>0.05</text:p>
          </table:table-cell>
          <table:table-cell/>
          <table:table-cell table:formula="of:=SUM([.AA24:.AH24])" office:value-type="float" office:value="7.99999999999999" calcext:value-type="float">
            <text:p>7.99999999999999</text:p>
          </table:table-cell>
          <table:table-cell table:formula="of:=[.AF24]/([.AF24]  + [.AE24]*(1-[.AI24]))" office:value-type="float" office:value="0.521365022327742" calcext:value-type="float">
            <text:p>0.521365022327742</text:p>
          </table:table-cell>
          <table:table-cell/>
          <table:table-cell table:formula="of:=2*([.AA24]+[.AB24]) + 1.5*([.AC24]+[.AD24]+[.AE24]*[.AI24]) + 1*([.AE24]*(1-[.AI24]) + [.AF24] + [.AG24]) + 0.5*[.AH24]" office:value-type="float" office:value="12.1745659790016" calcext:value-type="float">
            <text:p>12.1745659790016</text:p>
          </table:table-cell>
          <table:table-cell/>
          <table:table-cell table:formula="of:=[.AL24]/[.AO24]*12" office:value-type="float" office:value="7.88529136608057" calcext:value-type="float">
            <text:p>7.88529136608057</text:p>
          </table:table-cell>
          <table:table-cell/>
          <table:table-cell table:formula="of:=[.AI25]/[.AI24]" office:value-type="float" office:value="0.764705882352941" calcext:value-type="float">
            <text:p>0.764705882352941</text:p>
          </table:table-cell>
          <table:table-cell table:formula="of:=SQRT(([.AJ24]/[.AI24])^2 + ([.AJ25]/[.AI25])^2)*[.AS24]" office:value-type="float" office:value="0.32549869730433" calcext:value-type="float">
            <text:p>0.32549869730433</text:p>
          </table:table-cell>
          <table:table-cell table:formula="of:=1/[.AT24]" office:value-type="float" office:value="3.07220891598541" calcext:value-type="float">
            <text:p>3.07220891598541</text:p>
          </table:table-cell>
          <table:table-cell table:formula="of:=[.AS24]*[.AU24]" office:value-type="float" office:value="2.3493362298712" calcext:value-type="float">
            <text:p>2.3493362298712</text:p>
          </table:table-cell>
        </table:table-row>
        <table:table-row table:style-name="ro1">
          <table:table-cell/>
          <table:table-cell office:value-type="string" calcext:value-type="string">
            <text:p>zuIV_1</text:p>
          </table:table-cell>
          <table:table-cell office:value-type="float" office:value="12" calcext:value-type="float">
            <text:p>12</text:p>
          </table:table-cell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px</text:p>
          </table:table-cell>
          <table:table-cell office:value-type="float" office:value="52.7" calcext:value-type="float">
            <text:p>52.7</text:p>
          </table:table-cell>
          <table:table-cell office:value-type="float" office:value="0.16" calcext:value-type="float">
            <text:p>0.16</text:p>
          </table:table-cell>
          <table:table-cell office:value-type="float" office:value="1.63" calcext:value-type="float">
            <text:p>1.63</text:p>
          </table:table-cell>
          <table:table-cell office:value-type="float" office:value="0.33" calcext:value-type="float">
            <text:p>0.33</text:p>
          </table:table-cell>
          <table:table-cell office:value-type="float" office:value="19.7" calcext:value-type="float">
            <text:p>19.7</text:p>
          </table:table-cell>
          <table:table-cell office:value-type="float" office:value="3.26" calcext:value-type="float">
            <text:p>3.26</text:p>
          </table:table-cell>
          <table:table-cell office:value-type="float" office:value="15.3" calcext:value-type="float">
            <text:p>15.3</text:p>
          </table:table-cell>
          <table:table-cell office:value-type="float" office:value="5.11" calcext:value-type="float">
            <text:p>5.11</text:p>
          </table:table-cell>
          <table:table-cell office:value-type="float" office:value="1.15" calcext:value-type="float">
            <text:p>1.15</text:p>
          </table:table-cell>
          <table:table-cell office:value-type="float" office:value="0.13" calcext:value-type="float">
            <text:p>0.13</text:p>
          </table:table-cell>
          <table:table-cell office:value-type="float" office:value="0.04" calcext:value-type="float">
            <text:p>0.04</text:p>
          </table:table-cell>
          <table:table-cell table:formula="of:=[.G25]/[.G$4] + [.H25]/[.H$4] + [.I25]/[.I$4] + [.J25]/[.J$4] + [.K25]/[.K$4] +[.L25]/[.L$4] + [.M25]/[.M$4] +[.N25]/[.N$4] + [.O25]/[.O$4]" office:value-type="float" office:value="1.73836179586482" calcext:value-type="float">
            <text:p>1.7383617958648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B25]" office:value-type="string" office:string-value="zuIV_1" calcext:value-type="string">
            <text:p>zuIV_1</text:p>
          </table:table-cell>
          <table:table-cell table:formula="of:=[.C25]" office:value-type="float" office:value="12" calcext:value-type="float">
            <text:p>12</text:p>
          </table:table-cell>
          <table:table-cell table:formula="of:=[.D25]" office:value-type="float" office:value="1500" calcext:value-type="float">
            <text:p>1500</text:p>
          </table:table-cell>
          <table:table-cell table:formula="of:=[.E25]" office:value-type="float" office:value="10" calcext:value-type="float">
            <text:p>10</text:p>
          </table:table-cell>
          <table:table-cell table:formula="of:=[.F25]" office:value-type="string" office:string-value="cpx" calcext:value-type="string">
            <text:p>cpx</text:p>
          </table:table-cell>
          <table:table-cell table:formula="of:=[.G25]/[.G$4]/[.$R25]*[.$S25]" office:value-type="float" office:value="2.01836875088047" calcext:value-type="float">
            <text:p>2.018</text:p>
          </table:table-cell>
          <table:table-cell table:formula="of:=[.H25]/[.H$4]/[.$R25]*[.$S25]" office:value-type="float" office:value="0.00460975528898566" calcext:value-type="float">
            <text:p>0.005</text:p>
          </table:table-cell>
          <table:table-cell table:formula="of:=[.I25]/[.I$4]/[.$R25]*[.$S25]" office:value-type="float" office:value="0.0735711586570114" calcext:value-type="float">
            <text:p>0.074</text:p>
          </table:table-cell>
          <table:table-cell table:formula="of:=[.J25]/[.J$4]/[.$R25]*[.$S25]" office:value-type="float" office:value="0.00999191527817147" calcext:value-type="float">
            <text:p>0.010</text:p>
          </table:table-cell>
          <table:table-cell table:formula="of:=[.K25]/[.K$4]/[.$R25]*[.$S25] + [.L25]/[.L$4]/[.$R25]*[.$S25]" office:value-type="float" office:value="0.724899338145613" calcext:value-type="float">
            <text:p>0.725</text:p>
          </table:table-cell>
          <table:table-cell table:formula="of:=[.M25]/[.M$4]/[.$R25]*[.$S25]" office:value-type="float" office:value="0.873491720727913" calcext:value-type="float">
            <text:p>0.873</text:p>
          </table:table-cell>
          <table:table-cell table:formula="of:=[.N25]/[.N$4]/[.$R25]*[.$S25]" office:value-type="float" office:value="0.209677993975822" calcext:value-type="float">
            <text:p>0.210</text:p>
          </table:table-cell>
          <table:table-cell table:formula="of:=[.O25]/[.O$4]/[.$R25]*[.$S25]" office:value-type="float" office:value="0.0853893670460125" calcext:value-type="float">
            <text:p>0.085</text:p>
          </table:table-cell>
          <table:table-cell table:formula="of:=[.P25]" office:value-type="float" office:value="0.13" calcext:value-type="float">
            <text:p>0.13</text:p>
          </table:table-cell>
          <table:table-cell table:formula="of:=[.Q25]" office:value-type="float" office:value="0.04" calcext:value-type="float">
            <text:p>0.04</text:p>
          </table:table-cell>
          <table:table-cell/>
          <table:table-cell table:formula="of:=SUM([.AA25:.AH25])" office:value-type="float" office:value="4" calcext:value-type="float">
            <text:p>4</text:p>
          </table:table-cell>
          <table:table-cell table:formula="of:=[.AF25]/([.AF25]  + [.AE25]*(1-[.AI25]))" office:value-type="float" office:value="0.580719551703598" calcext:value-type="float">
            <text:p>0.580719551703598</text:p>
          </table:table-cell>
          <table:table-cell/>
          <table:table-cell table:formula="of:=2*([.AA25]+[.AB25]) + 1.5*([.AC25]+[.AD25]+[.AE25]*[.AI25]) + 1*([.AE25]*(1-[.AI25]) + [.AF25] + [.AG25]) + 0.5*[.AH25]" office:value-type="float" office:value="6.0691838165935" calcext:value-type="float">
            <text:p>6.0691838165935</text:p>
          </table:table-cell>
          <table:table-cell table:number-columns-repeated="7"/>
        </table:table-row>
        <table:table-row table:style-name="ro1">
          <table:table-cell table:number-columns-repeated="4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zuIII_4</text:p>
          </table:table-cell>
          <table:table-cell office:value-type="float" office:value="14" calcext:value-type="float">
            <text:p>14</text:p>
          </table:table-cell>
          <table:table-cell office:value-type="float" office:value="1500" calcext:value-type="float">
            <text:p>150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garnet</text:p>
          </table:table-cell>
          <table:table-cell office:value-type="float" office:value="50.5" calcext:value-type="float">
            <text:p>50.5</text:p>
          </table:table-cell>
          <table:table-cell office:value-type="float" office:value="0.36" calcext:value-type="float">
            <text:p>0.36</text:p>
          </table:table-cell>
          <table:table-cell office:value-type="float" office:value="8.4" calcext:value-type="float">
            <text:p>8.4</text:p>
          </table:table-cell>
          <table:table-cell office:value-type="float" office:value="0.69" calcext:value-type="float">
            <text:p>0.69</text:p>
          </table:table-cell>
          <table:table-cell office:value-type="float" office:value="9.77" calcext:value-type="float">
            <text:p>9.77</text:p>
          </table:table-cell>
          <table:table-cell office:value-type="float" office:value="5.59" calcext:value-type="float">
            <text:p>5.59</text:p>
          </table:table-cell>
          <table:table-cell office:value-type="float" office:value="19.4" calcext:value-type="float">
            <text:p>19.4</text:p>
          </table:table-cell>
          <table:table-cell office:value-type="float" office:value="5.25" calcext:value-type="float">
            <text:p>5.25</text:p>
          </table:table-cell>
          <table:table-cell office:value-type="float" office:value="1.56" calcext:value-type="float">
            <text:p>1.56</text:p>
          </table:table-cell>
          <table:table-cell office:value-type="float" office:value="0.34" calcext:value-type="float">
            <text:p>0.34</text:p>
          </table:table-cell>
          <table:table-cell office:value-type="float" office:value="0.06" calcext:value-type="float">
            <text:p>0.06</text:p>
          </table:table-cell>
          <table:table-cell table:formula="of:=[.G27]/[.G$4] + [.H27]/[.H$4] + [.I27]/[.I$4] + [.J27]/[.J$4] + [.K27]/[.K$4] +[.L27]/[.L$4] + [.M27]/[.M$4] +[.N27]/[.N$4] + [.O27]/[.O$4]" office:value-type="float" office:value="1.85020060550579" calcext:value-type="float">
            <text:p>1.8502006055057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27]" office:value-type="string" office:string-value="#" calcext:value-type="string">
            <text:p>#</text:p>
          </table:table-cell>
          <table:table-cell table:formula="of:=[.B27]" office:value-type="string" office:string-value="zuIII_4" calcext:value-type="string">
            <text:p>zuIII_4</text:p>
          </table:table-cell>
          <table:table-cell table:formula="of:=[.C27]" office:value-type="float" office:value="14" calcext:value-type="float">
            <text:p>14</text:p>
          </table:table-cell>
          <table:table-cell table:formula="of:=[.D27]" office:value-type="float" office:value="1500" calcext:value-type="float">
            <text:p>1500</text:p>
          </table:table-cell>
          <table:table-cell table:formula="of:=[.E27]" office:value-type="float" office:value="4.5" calcext:value-type="float">
            <text:p>4.5</text:p>
          </table:table-cell>
          <table:table-cell table:formula="of:=[.F27]" office:value-type="string" office:string-value="garnet" calcext:value-type="string">
            <text:p>garnet</text:p>
          </table:table-cell>
          <table:table-cell table:formula="of:=[.G27]/[.G$4]/[.$R27]*[.$S27]" office:value-type="float" office:value="3.63439915108473" calcext:value-type="float">
            <text:p>3.634</text:p>
          </table:table-cell>
          <table:table-cell table:formula="of:=[.H27]/[.H$4]/[.$R27]*[.$S27]" office:value-type="float" office:value="0.0194899953359951" calcext:value-type="float">
            <text:p>0.019</text:p>
          </table:table-cell>
          <table:table-cell table:formula="of:=[.I27]/[.I$4]/[.$R27]*[.$S27]" office:value-type="float" office:value="0.712443819310322" calcext:value-type="float">
            <text:p>0.712</text:p>
          </table:table-cell>
          <table:table-cell table:formula="of:=[.J27]/[.J$4]/[.$R27]*[.$S27]" office:value-type="float" office:value="0.0392586390032298" calcext:value-type="float">
            <text:p>0.039</text:p>
          </table:table-cell>
          <table:table-cell table:formula="of:=[.K27]/[.K$4]/[.$R27]*[.$S27] + [.L27]/[.L$4]/[.$R27]*[.$S27]" office:value-type="float" office:value="0.890713071783376" calcext:value-type="float">
            <text:p>0.891</text:p>
          </table:table-cell>
          <table:table-cell table:formula="of:=[.M27]/[.M$4]/[.$R27]*[.$S27]" office:value-type="float" office:value="2.08123172722174" calcext:value-type="float">
            <text:p>2.081</text:p>
          </table:table-cell>
          <table:table-cell table:formula="of:=[.N27]/[.N$4]/[.$R27]*[.$S27]" office:value-type="float" office:value="0.404801955739302" calcext:value-type="float">
            <text:p>0.405</text:p>
          </table:table-cell>
          <table:table-cell table:formula="of:=[.O27]/[.O$4]/[.$R27]*[.$S27]" office:value-type="float" office:value="0.217661640521312" calcext:value-type="float">
            <text:p>0.218</text:p>
          </table:table-cell>
          <table:table-cell table:formula="of:=[.P27]" office:value-type="float" office:value="0.34" calcext:value-type="float">
            <text:p>0.34</text:p>
          </table:table-cell>
          <table:table-cell table:formula="of:=[.Q27]" office:value-type="float" office:value="0.06" calcext:value-type="float">
            <text:p>0.06</text:p>
          </table:table-cell>
          <table:table-cell/>
          <table:table-cell table:formula="of:=SUM([.AA27:.AH27])" office:value-type="float" office:value="8.00000000000001" calcext:value-type="float">
            <text:p>8.00000000000001</text:p>
          </table:table-cell>
          <table:table-cell table:formula="of:=[.AF27]/([.AF27]  + [.AE27]*(1-[.AI27]))" office:value-type="float" office:value="0.77974968761908" calcext:value-type="float">
            <text:p>0.77974968761908</text:p>
          </table:table-cell>
          <table:table-cell/>
          <table:table-cell table:formula="of:=2*([.AA27]+[.AB27]) + 1.5*([.AC27]+[.AD27]+[.AE27]*[.AI27]) + 1*([.AE27]*(1-[.AI27]) + [.AF27] + [.AG27]) + 0.5*[.AH27]" office:value-type="float" office:value="12.07233077752" calcext:value-type="float">
            <text:p>12.07233077752</text:p>
          </table:table-cell>
          <table:table-cell/>
          <table:table-cell table:formula="of:=[.AL27]/[.AO27]*12" office:value-type="float" office:value="7.95206839252304" calcext:value-type="float">
            <text:p>7.95206839252304</text:p>
          </table:table-cell>
          <table:table-cell table:number-columns-repeated="3"/>
          <table:table-cell table:formula="of:=SUM([.AU8:.AU24])" office:value-type="float" office:value="16.2391742006462" calcext:value-type="float">
            <text:p>16.2391742006462</text:p>
          </table:table-cell>
          <table:table-cell table:formula="of:=SUM([.AV8:.AV24])" office:value-type="float" office:value="9.60744723878072" calcext:value-type="float">
            <text:p>9.60744723878072</text:p>
          </table:table-cell>
        </table:table-row>
        <table:table-row table:style-name="ro1">
          <table:table-cell office:value-type="string" calcext:value-type="string">
            <text:p># all samples in equilibrium with fcc iron</text:p>
          </table:table-cell>
          <table:table-cell table:number-columns-repeated="19"/>
          <table:table-cell table:formula="of:=[.A28]" office:value-type="string" office:string-value="# all samples in equilibrium with fcc iron" calcext:value-type="string">
            <text:p># all samples in equilibrium with fcc iron</text:p>
          </table:table-cell>
          <table:table-cell table:number-columns-repeated="5"/>
          <table:table-cell table:style-name="Default" table:number-columns-repeated="8"/>
          <table:table-cell table:number-columns-repeated="14"/>
        </table:table-row>
        <table:table-row table:style-name="ro1">
          <table:table-cell table:number-columns-repeated="26"/>
          <table:table-cell table:style-name="Default" table:number-columns-repeated="8"/>
          <table:table-cell table:number-columns-repeated="12"/>
          <table:table-cell office:value-type="string" calcext:value-type="string">
            <text:p>weighted mean</text:p>
          </table:table-cell>
          <table:table-cell table:formula="of:=[.AV27]/[.AU27]" office:value-type="float" office:value="0.591621662534935" calcext:value-type="float">
            <text:p>0.591621662534935</text:p>
          </table:table-cell>
        </table:table-row>
        <table:table-row table:style-name="ro1">
          <table:table-cell table:number-columns-repeated="26"/>
          <table:table-cell table:style-name="Default" table:number-columns-repeated="8"/>
          <table:table-cell table:number-columns-repeated="14"/>
        </table:table-row>
        <table:table-row table:style-name="ro1">
          <table:table-cell table:number-columns-repeated="26"/>
          <table:table-cell table:style-name="Default" table:number-columns-repeated="8"/>
          <table:table-cell table:number-columns-repeated="12"/>
          <table:table-cell office:value-type="string" calcext:value-type="string">
            <text:p>sigma</text:p>
          </table:table-cell>
          <table:table-cell table:formula="of:=SQRT((SUMSQ([.AT9:.AT24])/COUNTA([.AT9:.AT24])))" office:value-type="float" office:value="0.493233201255988" calcext:value-type="float">
            <text:p>0.4932332012559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1">00/00/0000</text:date>, <text:time style:data-style-name="N2" text:time-value="18:15:23.7338185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4-12T14:52:26.389007898</meta:creation-date>
    <dc:date>2021-03-11T20:15:06.252650826</dc:date>
    <meta:editing-duration>PT2H2M45S</meta:editing-duration>
    <meta:editing-cycles>3</meta:editing-cycles>
    <meta:generator>LibreOffice/6.4.6.2$Linux_X86_64 LibreOffice_project/40$Build-2</meta:generator>
    <dc:creator>Robert Myhill</dc:creator>
    <meta:document-statistic meta:table-count="1" meta:cell-count="608" meta:object-count="0"/>
  </office:meta>
</office:document-meta>
</file>